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3.2389in" fo:margin-top="0in" fo:margin-bottom="0in" table:align="center" style:writing-mode="lr-tb"/>
    </style:style>
    <style:style style:name="Table2.A" style:family="table-column">
      <style:table-column-properties style:column-width="0.6472in"/>
    </style:style>
    <style:style style:name="Table2.B" style:family="table-column">
      <style:table-column-properties style:column-width="0.6479in"/>
    </style:style>
    <style:style style:name="Table2.1" style:family="table-row">
      <style:table-row-properties style:min-row-height="0.331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41in" fo:keep-together="auto"/>
    </style:style>
    <style:style style:name="Table3" style:family="table">
      <style:table-properties style:width="3.2389in" fo:margin-top="0in" fo:margin-bottom="0in" table:align="center" style:writing-mode="lr-tb"/>
    </style:style>
    <style:style style:name="Table3.A" style:family="table-column">
      <style:table-column-properties style:column-width="0.6472in"/>
    </style:style>
    <style:style style:name="Table3.B" style:family="table-column">
      <style:table-column-properties style:column-width="0.6479in"/>
    </style:style>
    <style:style style:name="Table3.1" style:family="table-row">
      <style:table-row-properties style:min-row-height="0.3313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341in" fo:keep-together="auto"/>
    </style:style>
    <style:style style:name="Table4" style:family="table">
      <style:table-properties style:width="3.2389in" fo:margin-top="0in" fo:margin-bottom="0in" table:align="center" style:writing-mode="lr-tb"/>
    </style:style>
    <style:style style:name="Table4.A" style:family="table-column">
      <style:table-column-properties style:column-width="0.6472in"/>
    </style:style>
    <style:style style:name="Table4.B" style:family="table-column">
      <style:table-column-properties style:column-width="0.6479in"/>
    </style:style>
    <style:style style:name="Table4.1" style:family="table-row">
      <style:table-row-properties style:min-row-height="0.3313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341in" fo:keep-together="auto"/>
    </style:style>
    <style:style style:name="Table5" style:family="table">
      <style:table-properties style:width="3.5729in" fo:margin-top="0in" fo:margin-bottom="0in" table:align="center" style:writing-mode="lr-tb"/>
    </style:style>
    <style:style style:name="Table5.A" style:family="table-column">
      <style:table-column-properties style:column-width="0.6243in"/>
    </style:style>
    <style:style style:name="Table5.B" style:family="table-column">
      <style:table-column-properties style:column-width="0.6986in"/>
    </style:style>
    <style:style style:name="Table5.C" style:family="table-column">
      <style:table-column-properties style:column-width="0.7181in"/>
    </style:style>
    <style:style style:name="Table5.D" style:family="table-column">
      <style:table-column-properties style:column-width="0.7819in"/>
    </style:style>
    <style:style style:name="Table5.E" style:family="table-column">
      <style:table-column-properties style:column-width="0.75in"/>
    </style:style>
    <style:style style:name="Table5.1" style:family="table-row">
      <style:table-row-properties style:min-row-height="0.335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3451in" fo:keep-together="auto"/>
    </style:style>
    <style:style style:name="Table6" style:family="table">
      <style:table-properties style:width="3.4111in" fo:margin-top="0in" fo:margin-bottom="0in" table:align="center" style:writing-mode="lr-tb"/>
    </style:style>
    <style:style style:name="Table6.A" style:family="table-column">
      <style:table-column-properties style:column-width="0.4465in"/>
    </style:style>
    <style:style style:name="Table6.B" style:family="table-column">
      <style:table-column-properties style:column-width="0.6882in"/>
    </style:style>
    <style:style style:name="Table6.C" style:family="table-column">
      <style:table-column-properties style:column-width="0.8063in"/>
    </style:style>
    <style:style style:name="Table6.D" style:family="table-column">
      <style:table-column-properties style:column-width="0.7306in"/>
    </style:style>
    <style:style style:name="Table6.E" style:family="table-column">
      <style:table-column-properties style:column-width="0.7396in"/>
    </style:style>
    <style:style style:name="Table6.1" style:family="table-row">
      <style:table-row-properties style:min-row-height="0.3313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2" style:family="table-row">
      <style:table-row-properties style:min-row-height="0.341in" fo:keep-together="auto"/>
    </style:style>
    <style:style style:name="Table1" style:family="table">
      <style:table-properties style:width="3.6361in" fo:margin-top="0in" fo:margin-bottom="0in" table:align="center" style:writing-mode="lr-tb"/>
    </style:style>
    <style:style style:name="Table1.A" style:family="table-column">
      <style:table-column-properties style:column-width="0.4049in"/>
    </style:style>
    <style:style style:name="Table1.B" style:family="table-column">
      <style:table-column-properties style:column-width="0.8236in"/>
    </style:style>
    <style:style style:name="Table1.C" style:family="table-column">
      <style:table-column-properties style:column-width="0.8549in"/>
    </style:style>
    <style:style style:name="Table1.D" style:family="table-column">
      <style:table-column-properties style:column-width="0.8326in"/>
    </style:style>
    <style:style style:name="Table1.E" style:family="table-column">
      <style:table-column-properties style:column-width="0.7201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1979in" fo:keep-together="auto"/>
    </style:style>
    <style:style style:name="Table1.3" style:family="table-row">
      <style:table-row-properties style:min-row-height="0.1875in" fo:keep-together="auto"/>
    </style:style>
    <style:style style:name="Table1.5" style:family="table-row">
      <style:table-row-properties style:min-row-height="0.1771in" fo:keep-together="auto"/>
    </style:style>
    <style:style style:name="Table7" style:family="table">
      <style:table-properties style:width="3.5729in" fo:margin-top="0in" fo:margin-bottom="0in" table:align="center" style:writing-mode="lr-tb"/>
    </style:style>
    <style:style style:name="Table7.A" style:family="table-column">
      <style:table-column-properties style:column-width="0.6243in"/>
    </style:style>
    <style:style style:name="Table7.B" style:family="table-column">
      <style:table-column-properties style:column-width="0.6986in"/>
    </style:style>
    <style:style style:name="Table7.C" style:family="table-column">
      <style:table-column-properties style:column-width="0.7181in"/>
    </style:style>
    <style:style style:name="Table7.D" style:family="table-column">
      <style:table-column-properties style:column-width="0.7819in"/>
    </style:style>
    <style:style style:name="Table7.E" style:family="table-column">
      <style:table-column-properties style:column-width="0.75in"/>
    </style:style>
    <style:style style:name="Table7.1" style:family="table-row">
      <style:table-row-properties style:min-row-height="0.3354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0.3451in" fo:keep-together="auto"/>
    </style:style>
    <style:style style:name="P1" style:family="paragraph" style:parent-style-name="Standard">
      <style:paragraph-properties fo:margin-left="0in" fo:margin-right="0in" fo:margin-top="0in" fo:margin-bottom="0.1665in" loext:contextual-spacing="false" fo:line-height="108%" fo:text-align="center" style:justify-single-word="false" fo:orphans="0" fo:widows="0" fo:text-indent="0in" style:auto-text-indent="false" style:writing-mode="lr-tb"/>
      <style:text-properties fo:color="#24292f" style:font-name="Times New Roman" fo:font-size="12pt" style:font-name-asian="Times New Roman1" style:font-name-complex="Times New Roman1"/>
    </style:style>
    <style:style style:name="P2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style:font-name-asian="Times New Roman1" style:font-name-complex="Times New Roman1"/>
    </style:style>
    <style:style style:name="P3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a8fcc" officeooo:paragraph-rsid="001a8fcc" style:font-name-asian="Times New Roman1" style:font-name-complex="Times New Roman1"/>
    </style:style>
    <style:style style:name="P4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style:font-name-asian="Times New Roman1" style:font-name-complex="Times New Roman1"/>
    </style:style>
    <style:style style:name="P5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paragraph-rsid="001a8fcc" style:font-name-asian="Times New Roman1" style:font-name-complex="Times New Roman1"/>
    </style:style>
    <style:style style:name="P6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9da61" officeooo:paragraph-rsid="0019da61" style:font-name-asian="Times New Roman1" style:font-name-complex="Times New Roman1"/>
    </style:style>
    <style:style style:name="P7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a8fcc" officeooo:paragraph-rsid="001a8fcc" style:font-name-asian="Times New Roman1" style:font-name-complex="Times New Roman1"/>
    </style:style>
    <style:style style:name="P8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style:font-name-asian="Times New Roman1" style:font-name-complex="Times New Roman1"/>
    </style:style>
    <style:style style:name="P9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officeooo:rsid="001a8fcc" officeooo:paragraph-rsid="001a8fcc" style:font-name-asian="Times New Roman1" style:font-name-complex="Times New Roman1"/>
    </style:style>
    <style:style style:name="P10" style:family="paragraph" style:parent-style-name="Standard_20__28_user_29_">
      <style:paragraph-properties fo:margin-left="0in" fo:margin-right="0in" fo:line-height="150%" fo:text-indent="0in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_20__28_user_29_">
      <style:text-properties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weight-complex="bold"/>
    </style:style>
    <style:style style:name="P17" style:family="paragraph" style:parent-style-name="Standard_20__28_user_29_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_20__28_user_29_">
      <style:paragraph-properties fo:line-height="150%"/>
      <style:text-properties style:font-name="Times New Roman" style:font-name-asian="Times New Roman1" style:font-name-complex="Times New Roman1"/>
    </style:style>
    <style:style style:name="P19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20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fo:language="en" fo:country="US" style:font-name-asian="Times New Roman1" style:font-name-complex="Times New Roman1"/>
    </style:style>
    <style:style style:name="P21" style:family="paragraph" style:parent-style-name="Standard_20__28_user_29_">
      <style:paragraph-properties fo:line-height="150%"/>
    </style:style>
    <style:style style:name="P22" style:family="paragraph" style:parent-style-name="Standard_20__28_user_29_">
      <style:paragraph-properties fo:line-height="150%" fo:text-align="center" style:justify-single-word="false"/>
    </style:style>
    <style:style style:name="P23" style:family="paragraph" style:parent-style-name="Standard_20__28_user_29_">
      <style:paragraph-properties fo:line-height="150%" fo:text-align="center" style:justify-single-word="false"/>
      <style:text-properties officeooo:paragraph-rsid="001659f1"/>
    </style:style>
    <style:style style:name="P24" style:family="paragraph" style:parent-style-name="Standard_20__28_user_29_">
      <style:paragraph-properties fo:line-height="150%"/>
      <style:text-properties officeooo:paragraph-rsid="0012f416"/>
    </style:style>
    <style:style style:name="P25" style:family="paragraph" style:parent-style-name="Standard_20__28_user_29_">
      <style:paragraph-properties fo:break-before="page"/>
    </style:style>
    <style:style style:name="P26" style:family="paragraph" style:parent-style-name="Standard_20__28_user_29_">
      <style:paragraph-properties fo:margin-left="0.5in" fo:margin-right="0in" fo:line-height="150%" fo:text-indent="0in" style:auto-text-indent="false"/>
      <style:text-properties style:font-name="Times New Roman" style:font-name-asian="Times New Roman1" style:font-name-complex="Times New Roman1"/>
    </style:style>
    <style:style style:name="P27" style:family="paragraph" style:parent-style-name="Standard">
      <style:paragraph-properties fo:text-align="start" style:justify-single-word="false" fo:orphans="0" fo:widows="0"/>
      <style:text-properties fo:font-size="12pt" officeooo:paragraph-rsid="001daaae"/>
    </style:style>
    <style:style style:name="P28" style:family="paragraph" style:parent-style-name="Standard">
      <style:paragraph-properties fo:text-align="start" style:justify-single-word="false" fo:orphans="0" fo:widows="0"/>
      <style:text-properties fo:font-size="12pt" officeooo:rsid="000a393d" officeooo:paragraph-rsid="001daaae"/>
    </style:style>
    <style:style style:name="P29" style:family="paragraph" style:parent-style-name="Standard">
      <style:paragraph-properties fo:text-align="start" style:justify-single-word="false" fo:orphans="0" fo:widows="0"/>
      <style:text-properties fo:font-size="12pt" officeooo:rsid="000f8b37" officeooo:paragraph-rsid="001daaae"/>
    </style:style>
    <style:style style:name="P30" style:family="paragraph" style:parent-style-name="Standard">
      <style:paragraph-properties fo:line-height="150%" fo:text-align="start" style:justify-single-word="false"/>
      <style:text-properties fo:font-size="12pt" fo:language="ru" fo:country="RU" officeooo:paragraph-rsid="001daaae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text-align="start" style:justify-single-word="false" fo:orphans="0" fo:widows="0"/>
      <style:text-properties style:use-window-font-color="true" style:font-name="Liberation Serif" fo:font-size="12pt" fo:language="ru" fo:country="RU" officeooo:rsid="000fe1a9" officeooo:paragraph-rsid="001daaa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Standard">
      <style:paragraph-properties fo:text-align="start" style:justify-single-word="false" fo:orphans="0" fo:widows="0"/>
      <style:text-properties style:use-window-font-color="true" style:font-name="Liberation Serif" fo:font-size="12pt" fo:language="ru" fo:country="RU" officeooo:rsid="000f8b37" officeooo:paragraph-rsid="001daaa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3" style:family="paragraph" style:parent-style-name="Standard">
      <style:paragraph-properties fo:text-align="start" style:justify-single-word="false" fo:orphans="0" fo:widows="0"/>
      <style:text-properties officeooo:paragraph-rsid="001daaa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paragraph-rsid="001daaa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fo:font-size="12pt" officeooo:rsid="000f8b37" officeooo:paragraph-rsid="001daaa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style:use-window-font-color="true" style:font-name="Liberation Serif" fo:font-size="12pt" fo:language="ru" fo:country="RU" officeooo:rsid="000fe1a9" officeooo:paragraph-rsid="001daaae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style:writing-mode="lr-tb"/>
      <style:text-properties officeooo:paragraph-rsid="001daaae"/>
    </style:style>
    <style:style style:name="P38" style:family="paragraph" style:parent-style-name="Standard">
      <style:paragraph-properties fo:margin-left="0in" fo:margin-right="0in" fo:margin-top="0in" fo:margin-bottom="0.1665in" loext:contextual-spacing="false" fo:line-height="108%" fo:text-align="center" style:justify-single-word="false" fo:orphans="0" fo:widows="0" fo:text-indent="0in" style:auto-text-indent="false" style:writing-mode="lr-tb"/>
      <style:text-properties fo:color="#24292f" style:font-name="Times New Roman" fo:font-size="12pt" fo:language="ru" fo:country="RU" officeooo:rsid="001e1d93" officeooo:paragraph-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2pt" fo:language="ru" fo:country="RU" officeooo:paragraph-rsid="001daaae" style:font-name-asian="Liberation Serif1" style:font-size-asian="12pt" style:font-name-complex="Liberation Serif1" style:font-size-complex="12pt"/>
    </style:style>
    <style:style style:name="P40" style:family="paragraph" style:parent-style-name="Standard">
      <loext:graphic-properties draw:fill="solid" draw:fill-color="#ffffff"/>
      <style:paragraph-properties fo:hyphenation-ladder-count="no-limit" fo:background-color="#ffffff" fo:padding="0in" fo:border="none" style:shadow="none" style:vertical-align="auto"/>
      <style:text-properties fo:font-size="14pt" fo:font-weight="bold" officeooo:paragraph-rsid="001e98e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Standard_20__28_user_29_">
      <style:paragraph-properties fo:text-align="center" style:justify-single-word="false"/>
      <style:text-properties style:font-weight-complex="bold"/>
    </style:style>
    <style:style style:name="P45" style:family="paragraph" style:parent-style-name="Standard_20__28_user_29_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Standard_20__28_user_29_">
      <style:text-properties style:font-name="Times New Roman" style:font-name-asian="Times New Roman1" style:font-name-complex="Times New Roman1"/>
    </style:style>
    <style:style style:name="P47" style:family="paragraph" style:parent-style-name="Standard_20__28_user_29_">
      <style:paragraph-properties fo:line-height="150%"/>
      <style:text-properties style:font-name="Times New Roman" style:font-name-asian="Times New Roman1" style:font-name-complex="Times New Roman1"/>
    </style:style>
    <style:style style:name="P48" style:family="paragraph" style:parent-style-name="Standard_20__28_user_29_">
      <style:paragraph-properties fo:line-height="150%" fo:text-align="center" style:justify-single-word="false"/>
      <style:text-properties style:font-name="Times New Roman" style:font-name-asian="Times New Roman1" style:font-name-complex="Times New Roman1"/>
    </style:style>
    <style:style style:name="P49" style:family="paragraph" style:parent-style-name="Standard_20__28_user_29_">
      <style:paragraph-properties fo:line-height="150%" fo:text-align="center" style:justify-single-word="false"/>
      <style:text-properties style:font-name="Times New Roman" officeooo:paragraph-rsid="0013e224" style:font-name-asian="Times New Roman1" style:font-name-complex="Times New Roman1"/>
    </style:style>
    <style:style style:name="P50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officeooo:paragraph-rsid="001e1d93" style:font-name-asian="Times New Roman1" style:font-name-complex="Times New Roman1"/>
    </style:style>
    <style:style style:name="P51" style:family="paragraph" style:parent-style-name="Standard_20__28_user_29_">
      <style:paragraph-properties fo:line-height="150%"/>
      <style:text-properties style:font-name="Times New Roman" officeooo:paragraph-rsid="001a8fcc" style:font-name-asian="Times New Roman1" style:font-name-complex="Times New Roman1"/>
    </style:style>
    <style:style style:name="P52" style:family="paragraph" style:parent-style-name="Standard_20__28_user_29_">
      <style:paragraph-properties fo:line-height="150%"/>
      <style:text-properties style:font-name="Times New Roman" officeooo:paragraph-rsid="001e1d93" style:font-name-asian="Times New Roman1" style:font-name-complex="Times New Roman1"/>
    </style:style>
    <style:style style:name="P53" style:family="paragraph" style:parent-style-name="Standard_20__28_user_29_">
      <style:text-properties style:font-name="Times New Roman" officeooo:paragraph-rsid="001daaae" style:font-name-asian="Times New Roman1" style:font-name-complex="Times New Roman1"/>
    </style:style>
    <style:style style:name="P54" style:family="paragraph" style:parent-style-name="Standard_20__28_user_29_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_20__28_user_29_">
      <style:paragraph-properties fo:line-height="15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6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fo:language="en" fo:country="US" style:font-name-asian="Times New Roman1" style:font-name-complex="Times New Roman1"/>
    </style:style>
    <style:style style:name="P57" style:family="paragraph" style:parent-style-name="Standard_20__28_user_29_">
      <style:paragraph-properties fo:line-height="150%" fo:text-align="center" style:justify-single-word="false" fo:orphans="0" fo:widows="0"/>
      <style:text-properties style:font-name="Times New Roman" fo:language="en" fo:country="US" officeooo:paragraph-rsid="001e1d93" style:font-name-asian="Times New Roman1" style:font-name-complex="Times New Roman1"/>
    </style:style>
    <style:style style:name="P58" style:family="paragraph" style:parent-style-name="Standard_20__28_user_29_">
      <style:paragraph-properties fo:line-height="150%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59" style:family="paragraph" style:parent-style-name="Standard_20__28_user_29_">
      <style:text-properties style:font-name="Times New Roman" fo:font-size="12pt" officeooo:paragraph-rsid="001daaae" style:font-name-asian="Liberation Serif1" style:font-size-asian="12pt" style:font-name-complex="Liberation Serif1" style:font-size-complex="12pt"/>
    </style:style>
    <style:style style:name="P60" style:family="paragraph" style:parent-style-name="Standard_20__28_user_29_" style:list-style-name="WWNum2">
      <style:paragraph-properties fo:line-height="150%"/>
    </style:style>
    <style:style style:name="P61" style:family="paragraph" style:parent-style-name="Standard_20__28_user_29_" style:list-style-name="WWNum2">
      <style:paragraph-properties fo:line-height="150%"/>
      <style:text-properties officeooo:paragraph-rsid="001e1d93"/>
    </style:style>
    <style:style style:name="P62" style:family="paragraph" style:parent-style-name="Standard_20__28_user_29_" style:list-style-name="WWNum1">
      <style:paragraph-properties fo:line-height="150%"/>
    </style:style>
    <style:style style:name="P63" style:family="paragraph" style:parent-style-name="Standard_20__28_user_29_">
      <style:paragraph-properties fo:line-height="150%" fo:text-align="center" style:justify-single-word="false" fo:orphans="0" fo:widows="0"/>
      <style:text-properties style:use-window-font-color="true" style:font-name="Times New Roman" fo:font-size="12pt" fo:language="en" fo:country="US" officeooo:rsid="001e1d93" officeooo:paragraph-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64" style:family="paragraph" style:parent-style-name="Standard_20__28_user_29_">
      <style:paragraph-properties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5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9da61" style:font-name-asian="Times New Roman1" style:font-name-complex="Times New Roman1"/>
    </style:style>
    <style:style style:name="P66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daaae" officeooo:paragraph-rsid="001daaae" style:font-name-asian="Times New Roman1" style:font-name-complex="Times New Roman1"/>
    </style:style>
    <style:style style:name="P67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e1d93" officeooo:paragraph-rsid="001e1d93" style:font-name-asian="Times New Roman1" style:font-name-complex="Times New Roman1"/>
    </style:style>
    <style:style style:name="P68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paragraph-rsid="001e1d93" style:font-name-asian="Times New Roman1" style:font-name-complex="Times New Roman1"/>
    </style:style>
    <style:style style:name="P69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fo:language="en" fo:country="US" officeooo:rsid="001a8fcc" officeooo:paragraph-rsid="001e1d93" style:font-name-asian="Times New Roman1" style:font-name-complex="Times New Roman1"/>
    </style:style>
    <style:style style:name="P70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daaae" style:font-name-asian="Times New Roman1" style:font-name-complex="Times New Roman1"/>
    </style:style>
    <style:style style:name="P71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daaae" officeooo:paragraph-rsid="001daaae" style:font-name-asian="Times New Roman1" style:font-name-complex="Times New Roman1"/>
    </style:style>
    <style:style style:name="P72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font-name="Times New Roman" officeooo:rsid="001e1d93" officeooo:paragraph-rsid="001e1d93" style:font-name-asian="Times New Roman1" style:font-name-complex="Times New Roman1"/>
    </style:style>
    <style:style style:name="P73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officeooo:rsid="001daaae" officeooo:paragraph-rsid="001daaae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74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officeooo:rsid="001e1d93" officeooo:paragraph-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75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style:use-window-font-color="true" style:font-name="Times New Roman" fo:font-size="12pt" fo:language="ru" fo:country="RU" officeooo:rsid="001e1d93" officeooo:paragraph-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76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officeooo:rsid="001e1d93" officeooo:paragraph-rsid="001e1d93" style:font-name-asian="Times New Roman1" style:font-name-complex="Times New Roman1"/>
    </style:style>
    <style:style style:name="P77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officeooo:rsid="001a8fcc" officeooo:paragraph-rsid="001e1d93" style:font-name-asian="Times New Roman1" style:font-name-complex="Times New Roman1"/>
    </style:style>
    <style:style style:name="P78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officeooo:paragraph-rsid="001e1d93" style:font-name-asian="Times New Roman1" style:font-name-complex="Times New Roman1"/>
    </style:style>
    <style:style style:name="P79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fo:language="en" fo:country="US" officeooo:paragraph-rsid="001e1d93" style:font-name-asian="Times New Roman1" style:font-name-complex="Times New Roman1"/>
    </style:style>
    <style:style style:name="P80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fo:language="en" fo:country="US" officeooo:rsid="001e1d93" officeooo:paragraph-rsid="001e1d93" style:font-name-asian="Times New Roman1" style:font-name-complex="Times New Roman1"/>
    </style:style>
    <style:style style:name="P81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fo:color="#24292f" style:font-name="Times New Roman" fo:font-size="12pt" fo:language="ru" fo:country="RU" officeooo:rsid="001e1d93" officeooo:paragraph-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82" style:family="paragraph" style:parent-style-name="Standard_20__28_user_29_"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style:writing-mode="lr-tb"/>
      <style:text-properties officeooo:paragraph-rsid="001e1d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language="ru" fo:country="RU" style:font-name-asian="Liberation Serif1" style:font-size-asian="12pt" style:font-name-complex="Liberation Serif1" style:font-size-complex="12pt"/>
    </style:style>
    <style:style style:name="T7" style:family="text">
      <style:text-properties fo:font-size="12pt" fo:language="ru" fo:country="RU" style:letter-kerning="true" style:font-size-asian="12pt" style:language-asian="zh" style:country-asian="CN" style:font-size-complex="12pt" style:language-complex="hi" style:country-complex="IN"/>
    </style:style>
    <style:style style:name="T8" style:family="text">
      <style:text-properties fo:font-size="12pt" officeooo:rsid="000a393d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officeooo:rsid="0012ffb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officeooo:rsid="001a8fcc" style:font-name-asian="Times New Roman1" style:font-name-complex="Times New Roman1"/>
    </style:style>
    <style:style style:name="T13" style:family="text">
      <style:text-properties style:font-name="Times New Roman" officeooo:rsid="001daaae" style:font-name-asian="Times New Roman1" style:font-name-complex="Times New Roman1"/>
    </style:style>
    <style:style style:name="T14" style:family="text">
      <style:text-properties style:font-name="Times New Roman" officeooo:rsid="001e1d93" style:font-name-asian="Times New Roman1" style:font-name-complex="Times New Roman1"/>
    </style:style>
    <style:style style:name="T15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16" style:family="text">
      <style:text-properties style:font-name="Times New Roman" fo:language="en" fo:country="US" style:font-name-asian="Times New Roman1" style:font-name-complex="Times New Roman1"/>
    </style:style>
    <style:style style:name="T17" style:family="text">
      <style:text-properties style:font-name="Times New Roman" fo:language="en" fo:country="US" officeooo:rsid="001daaae" style:font-name-asian="Times New Roman1" style:font-name-complex="Times New Roman1"/>
    </style:style>
    <style:style style:name="T18" style:family="text">
      <style:text-properties style:font-name="Times New Roman" fo:language="en" fo:country="US" officeooo:rsid="001e1d93" style:font-name-asian="Times New Roman1" style:font-name-complex="Times New Roman1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a8fcc"/>
    </style:style>
    <style:style style:name="T21" style:family="text">
      <style:text-properties fo:color="#24292f" style:font-name="Times New Roman" fo:background-color="#f6f8fa" loext:char-shading-value="0" style:font-name-asian="Times New Roman1" style:font-name-complex="Times New Roman1"/>
    </style:style>
    <style:style style:name="T22" style:family="text">
      <style:text-properties fo:color="#24292f" fo:language="ru" fo:country="RU"/>
    </style:style>
    <style:style style:name="T23" style:family="text">
      <style:text-properties style:text-position="sub 58%" style:font-name="Times New Roman" style:font-name-asian="Times New Roman1" style:font-name-complex="Times New Roman1"/>
    </style:style>
    <style:style style:name="T24" style:family="text">
      <style:text-properties officeooo:rsid="0012f416"/>
    </style:style>
    <style:style style:name="T2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19da61"/>
    </style:style>
    <style:style style:name="T27" style:family="text">
      <style:text-properties officeooo:rsid="001a8fcc"/>
    </style:style>
    <style:style style:name="T2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c7832" style:font-name="JetBrains Mono" fo:font-size="10pt" fo:font-style="normal" fo:font-weight="normal" style:font-size-asian="10pt" style:font-style-asian="normal" style:font-weight-asian="normal" style:font-size-complex="14pt" style:font-weight-complex="bold"/>
    </style:style>
    <style:style style:name="T30" style:family="text">
      <style:text-properties fo:color="#cc7832" style:font-name="JetBrains Mono" fo:font-size="10pt" fo:language="en" fo:country="US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 style:font-size-complex="10pt" style:language-complex="ar" style:country-complex="SA"/>
    </style:style>
    <style:style style:name="T3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38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40" style:family="text">
      <style:text-properties fo:color="#629755" style:font-name="JetBrains Mono" fo:font-size="10pt" fo:font-style="italic" fo:font-weight="bold" style:font-size-asian="10pt" style:font-style-asian="italic" style:font-weight-asian="bold"/>
    </style:style>
    <style:style style:name="T41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officeooo:rsid="000fe1a9"/>
    </style:style>
    <style:style style:name="T44" style:family="text">
      <style:text-properties officeooo:rsid="000a393d"/>
    </style:style>
    <style:style style:name="T45" style:family="text">
      <style:text-properties style:use-window-font-color="true" style:font-name="Liberation Serif" fo:font-size="12pt" fo:language="ru" fo:country="RU" officeooo:rsid="000fe1a9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6" style:family="text">
      <style:text-properties style:use-window-font-color="true" style:font-name="Liberation Serif" fo:font-size="12pt" fo:language="ru" fo:country="RU" officeooo:rsid="000f8b37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47" style:family="text">
      <style:text-properties style:use-window-font-color="true" style:font-name="Times New Roman" fo:font-size="12pt" fo:language="ru" fo:country="RU" officeooo:rsid="001e1d93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T48" style:family="text">
      <style:text-properties fo:language="ru" fo:country="RU"/>
    </style:style>
    <style:style style:name="T49" style:family="text">
      <style:text-properties officeooo:rsid="001daaae"/>
    </style:style>
    <style:style style:name="T50" style:family="text">
      <style:text-properties officeooo:rsid="001e1d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Российской Федерации</text:p>
      <text:p text:style-name="P12"/>
      <text:p text:style-name="P14">МОСКОВСКИЙ ГОСУДАРСТВЕННЫЙ ТЕХНИЧЕСКИЙ УНИВЕРСИТЕТ</text:p>
      <text:p text:style-name="P14">им. Н.Э. Баумана</text:p>
      <text:p text:style-name="P14"/>
      <text:p text:style-name="P16">Факультет: Информатика и системы управления</text:p>
      <text:p text:style-name="P16">Кафедра: Информационная безопасность (ИУ8)</text:p>
      <text:p text:style-name="P16"/>
      <text:p text:style-name="P16"/>
      <text:p text:style-name="P14">ТЕОРИЯ ПРИНЯТИЯ РЕШЕНИЙ В УСЛОВИЯХ ИНФОРМАЦИОННЫХ КОНФЛИКТОВ</text:p>
      <text:p text:style-name="P14"/>
      <text:p text:style-name="P14">Лабораторная работа №2 на тему:</text:p>
      <text:p text:style-name="P43">«Формулировка и решение двойственной ЗЛП»</text:p>
      <text:p text:style-name="P14"/>
      <text:p text:style-name="P14"/>
      <text:p text:style-name="P11">Вариант <text:span text:style-name="T24">3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2"><text:s text:c="130"/>Преподаватель:</text:p>
      <text:p text:style-name="P16"><text:s text:c="125"/>Коннова Н.С. <text:s text:c="6"/></text:p>
      <text:p text:style-name="P16"><text:s text:c="52"/></text:p>
      <text:p text:style-name="P12"><text:s text:c="118"/>Студент:</text:p>
      <text:p text:style-name="P11"><text:span text:style-name="T1"><text:s text:c="52"/></text:span><text:s text:c="71"/>Андреев <text:span text:style-name="T24">Г</text:span>.С.</text:p>
      <text:p text:style-name="P14"><text:s text:c="44"/></text:p>
      <text:p text:style-name="P12"><text:s text:c="117"/>Группа:</text:p>
      <text:p text:style-name="P11"><text:span text:style-name="T1"><text:s text:c="115"/></text:span><text:span text:style-name="T4">ИУ8-71</text:span></text:p>
      <text:p text:style-name="P15"/>
      <text:p text:style-name="P14"><text:s text:c="3"/></text:p>
      <text:p text:style-name="P14"/>
      <text:p text:style-name="P14"/>
      <text:p text:style-name="P45">Москва 2021</text:p>
      <text:p text:style-name="Standard"/>
      <text:p text:style-name="P64">Цель работы</text:p>
      <text:p text:style-name="P46">Научиться по прямой задаче ЛП формулировать и решать соответствующую двойственную задачу.</text:p>
      <text:p text:style-name="P17"/>
      <text:p text:style-name="P17">Постановка задачи</text:p>
      <text:p text:style-name="P18">Пусть исходная ПЗ ЛП имеет вид:</text:p>
      <text:p text:style-name="P22"><draw:frame draw:style-name="fr2" draw:name="Object12" text:anchor-type="as-char" svg:width="0.9654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draw:frame draw:style-name="fr2" draw:name="Object13" text:anchor-type="as-char" svg:width="0.4772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draw:frame draw:style-name="fr2" draw:name="Object14" text:anchor-type="as-char" svg:width="0.3457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><text:span text:style-name="T11">Здесь </text:span><draw:frame draw:style-name="fr2" draw:name="Object15" text:anchor-type="as-char" svg:width="0.961in" svg:height="0.2602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1"><text:s/>– вектор решения;</text:span></text:p>
      <text:p text:style-name="P24"><text:span text:style-name="T11"><draw:frame draw:style-name="fr1" draw:name="Object1" text:anchor-type="as-char" svg:y="-0.1484in" svg:width="0.8272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<text:s/>– вектор коэффициентов </text:span><text:span text:style-name="T15">целевой функции </text:span><text:span text:style-name="T11">(ЦФ) </text:span><text:span text:style-name="T16">F</text:span><text:span text:style-name="T11">;</text:span></text:p>
      <text:p text:style-name="P21"><text:span text:style-name="T11"><draw:frame draw:style-name="fr1" draw:name="Object2" text:anchor-type="as-char" svg:y="-0.3429in" svg:width="0.8882in" svg:height="0.6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<text:s/>– матрица системы ограничений;</text:span></text:p>
      <text:p text:style-name="P21"><text:span text:style-name="T11"><draw:frame draw:style-name="fr1" draw:name="Object3" text:anchor-type="as-char" svg:y="-0.1484in" svg:width="0.8311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1"><text:s/>– вектор правой части системы ограничений.</text:span></text:p>
      <text:p text:style-name="P18">Требуется по ПЗ ЛП сформулировать ДЗ ЛП и решить ее симплекс-методом аналогично тому, как это сделано в лабораторной работе №1, представив все промежуточные преобразования симплекс-таблиц. Получив оптимальное решение, необходимо проверить его на согласованность с принципом двойственности и осуществить подстановку.</text:p>
      <text:p text:style-name="P17"/>
      <text:p text:style-name="P17">Решение исходной ПЗ ЛП симплекс-методом</text:p>
      <text:p text:style-name="P53">Оптимальная симплекс-таблица ПЗ ЛП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34">S0</text:p>
          </table:table-cell>
          <table:table-cell table:style-name="Table1.A1" office:value-type="string">
            <text:p text:style-name="P34">X<text:span text:style-name="T43">2</text:span></text:p>
          </table:table-cell>
          <table:table-cell table:style-name="Table1.A1" office:value-type="string">
            <text:p text:style-name="P34">X<text:span text:style-name="T43">4</text:span></text:p>
          </table:table-cell>
          <table:table-cell table:style-name="Table1.A1" office:value-type="string">
            <text:p text:style-name="P34">X<text:span text:style-name="T44">6</text:span></text:p>
          </table:table-cell>
        </table:table-row>
        <table:table-row table:style-name="Table1.2">
          <table:table-cell table:style-name="Table1.A1" office:value-type="string">
            <text:p text:style-name="P34">X<text:span text:style-name="T43">1</text:span></text:p>
          </table:table-cell>
          <table:table-cell table:style-name="Table1.A1" office:value-type="string">
            <text:p text:style-name="P36">2/3</text:p>
          </table:table-cell>
          <table:table-cell table:style-name="Table1.A1" office:value-type="string">
            <text:p text:style-name="P35">5/<text:span text:style-name="T43">6</text:span>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7"><text:span text:style-name="T5">-</text:span><text:span text:style-name="T45">1/3</text:span></text:p>
          </table:table-cell>
        </table:table-row>
        <table:table-row table:style-name="Table1.3">
          <table:table-cell table:style-name="Table1.A1" office:value-type="string">
            <text:p text:style-name="P34">X5</text:p>
          </table:table-cell>
          <table:table-cell table:style-name="Table1.A1" office:value-type="string">
            <text:p text:style-name="P31">13/3</text:p>
          </table:table-cell>
          <table:table-cell table:style-name="Table1.A1" office:value-type="string">
            <text:p text:style-name="P33"><text:span text:style-name="T46">19/</text:span><text:span text:style-name="T45">6</text:span></text:p>
          </table:table-cell>
          <table:table-cell table:style-name="Table1.A1" office:value-type="string">
            <text:p text:style-name="P28">-<text:span text:style-name="T43">1</text:span></text:p>
          </table:table-cell>
          <table:table-cell table:style-name="Table1.A1" office:value-type="string">
            <text:p text:style-name="P36">1/3</text:p>
          </table:table-cell>
        </table:table-row>
        <table:table-row table:style-name="Table1.3">
          <table:table-cell table:style-name="Table1.A1" office:value-type="string">
            <text:p text:style-name="P34">X<text:span text:style-name="T44">3</text:span></text:p>
          </table:table-cell>
          <table:table-cell table:style-name="Table1.A1" office:value-type="string">
            <text:p text:style-name="P36">7/3</text:p>
          </table:table-cell>
          <table:table-cell table:style-name="Table1.A1" office:value-type="string">
            <text:p text:style-name="P35">1/5</text:p>
          </table:table-cell>
          <table:table-cell table:style-name="Table1.A1" office:value-type="string">
            <text:p text:style-name="P36">0</text:p>
          </table:table-cell>
          <table:table-cell table:style-name="Table1.A1" office:value-type="string">
            <text:p text:style-name="P36">1/3</text:p>
          </table:table-cell>
        </table:table-row>
        <table:table-row table:style-name="Table1.5">
          <table:table-cell table:style-name="Table1.A1" office:value-type="string">
            <text:p text:style-name="P34">F</text:p>
          </table:table-cell>
          <table:table-cell table:style-name="Table1.A1" office:value-type="string">
            <text:p text:style-name="P37"><text:span text:style-name="T8">-</text:span><text:span text:style-name="T45">55/3</text:span></text:p>
          </table:table-cell>
          <table:table-cell table:style-name="Table1.A1" office:value-type="string">
            <text:p text:style-name="P29"><text:span text:style-name="T43">2</text:span>/<text:span text:style-name="T43">3</text:span></text:p>
          </table:table-cell>
          <table:table-cell table:style-name="Table1.A1" office:value-type="string">
            <text:p text:style-name="P32">-<text:span text:style-name="T43">3</text:span></text:p>
          </table:table-cell>
          <table:table-cell table:style-name="Table1.A1" office:value-type="string">
            <text:p text:style-name="P33"><text:span text:style-name="T5">-</text:span><text:span text:style-name="T45">4/3</text:span></text:p>
          </table:table-cell>
        </table:table-row>
      </table:table>
      <text:p text:style-name="P53">Результат:</text:p>
      <text:p text:style-name="P30"><draw:frame draw:style-name="fr1" draw:name="Object5" text:anchor-type="as-char" svg:y="-0.3717in" svg:width="0.8126in" svg:height="0.7091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9">Значение ЦФ для данных переменных:</text:p>
      <text:p text:style-name="P59"><text:span text:style-name="T48"><draw:frame draw:style-name="fr1" draw:name="Object4" text:anchor-type="as-char" svg:y="-0.1484in" svg:width="0.9244in" svg:height="0.1839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7"/>
      <text:p text:style-name="P17"/>
      <text:p text:style-name="P17"/>
      <text:p text:style-name="Standard_20__28_user_29_"><text:span text:style-name="T9">Каноническая форма записи </text:span><text:span text:style-name="T10">двойственной</text:span><text:span text:style-name="T9"> задачи ЛП</text:span></text:p>
      <text:p text:style-name="P21"><text:span text:style-name="T11">Используя фиктивные переменные </text:span><text:span text:style-name="T16">x</text:span><text:span text:style-name="T23">4</text:span><text:span text:style-name="T11">, </text:span><text:span text:style-name="T16">x</text:span><text:span text:style-name="T23">5</text:span><text:span text:style-name="T11">, </text:span><text:span text:style-name="T16">x</text:span><text:span text:style-name="T23">6 </text:span><text:span text:style-name="T11">приведем исходную задачу к каноническому виду</text:span></text:p>
      <text:p text:style-name="P23"><text:span text:style-name="T11"><draw:frame draw:style-name="fr1" draw:name="Object10" text:anchor-type="as-char" svg:y="-0.1484in" svg:width="0.8272in" svg:height="0.189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1"><text:s/>– вектор коэффициентов </text:span><text:span text:style-name="T15">целевой функции </text:span><text:span text:style-name="T11">(ЦФ) </text:span><text:span text:style-name="T16">F</text:span><text:span text:style-name="T11">;</text:span></text:p>
      <text:p text:style-name="P23"><text:soft-page-break/><text:span text:style-name="T11"><draw:frame draw:style-name="fr1" draw:name="Object11" text:anchor-type="as-char" svg:y="-0.3429in" svg:width="0.8909in" svg:height="0.6272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<text:s/>– матрица системы ограничений;</text:span></text:p>
      <text:p text:style-name="P23"><text:span text:style-name="T11"><draw:frame draw:style-name="fr1" draw:name="Object9" text:anchor-type="as-char" svg:y="-0.1484in" svg:width="0.8319in" svg:height="0.18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1"><text:s/>– вектор правой части системы ограничений.</text:span></text:p>
      <text:p text:style-name="P22"><draw:frame draw:style-name="fr1" draw:name="Object6" text:anchor-type="as-char" svg:y="-0.1484in" svg:width="1.7075in" svg:height="0.2091in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49"><draw:frame draw:style-name="fr1" draw:name="Object8" text:anchor-type="as-char" svg:y="-0.3717in" svg:width="1.3965in" svg:height="0.7091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49"><draw:frame draw:style-name="fr1" draw:name="Object7" text:anchor-type="as-char" svg:y="-0.1484in" svg:width="0.4402in" svg:height="0.2091in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Исходная симплекс таблица</text:p>
      <text:p text:style-name="P17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S0</text:p>
          </table:table-cell>
          <table:table-cell table:style-name="Table2.A1" office:value-type="string">
            <text:p text:style-name="P20">Y1</text:p>
          </table:table-cell>
          <table:table-cell table:style-name="Table2.A1" office:value-type="string">
            <text:p text:style-name="P20">Y2</text:p>
          </table:table-cell>
          <table:table-cell table:style-name="Table2.A1" office:value-type="string">
            <text:p text:style-name="P20">Y3</text:p>
          </table:table-cell>
        </table:table-row>
        <table:table-row table:style-name="Table2.2">
          <table:table-cell table:style-name="Table2.A1" office:value-type="string">
            <text:p text:style-name="P20">Y4</text:p>
          </table:table-cell>
          <table:table-cell table:style-name="Table2.A1" office:value-type="string">
            <text:p text:style-name="P20">-<text:span text:style-name="T49">3</text:span></text:p>
          </table:table-cell>
          <table:table-cell table:style-name="Table2.A1" office:value-type="string">
            <text:p text:style-name="P4">-<text:span text:style-name="T49">1</text:span></text:p>
          </table:table-cell>
          <table:table-cell table:style-name="Table2.A1" office:value-type="string">
            <text:p text:style-name="P20">-1</text:p>
          </table:table-cell>
          <table:table-cell table:style-name="Table2.A1" office:value-type="string">
            <text:p text:style-name="P20">0</text:p>
          </table:table-cell>
        </table:table-row>
        <table:table-row table:style-name="Table2.1">
          <table:table-cell table:style-name="Table2.A1" office:value-type="string">
            <text:p text:style-name="P20">Y5</text:p>
          </table:table-cell>
          <table:table-cell table:style-name="Table2.A1" office:value-type="string">
            <text:p text:style-name="P20">-<text:span text:style-name="T49">3</text:span></text:p>
          </table:table-cell>
          <table:table-cell table:style-name="Table2.A1" office:value-type="string">
            <text:p text:style-name="P20">-1</text:p>
          </table:table-cell>
          <table:table-cell table:style-name="Table2.A1" office:value-type="string">
            <text:p text:style-name="P4">-<text:span text:style-name="T49">4</text:span></text:p>
          </table:table-cell>
          <table:table-cell table:style-name="Table2.A1" office:value-type="string">
            <text:p text:style-name="P20">-0.5</text:p>
          </table:table-cell>
        </table:table-row>
        <table:table-row table:style-name="Table2.1">
          <table:table-cell table:style-name="Table2.A1" office:value-type="string">
            <text:p text:style-name="P20">Y6</text:p>
          </table:table-cell>
          <table:table-cell table:style-name="Table2.A1" office:value-type="string">
            <text:p text:style-name="P4">-<text:span text:style-name="T49">7</text:span></text:p>
          </table:table-cell>
          <table:table-cell table:style-name="Table2.A1" office:value-type="string">
            <text:p text:style-name="P20">-1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0">-<text:span text:style-name="T49">3</text:span></text:p>
          </table:table-cell>
        </table:table-row>
        <table:table-row table:style-name="Table2.1">
          <table:table-cell table:style-name="Table2.A1" office:value-type="string">
            <text:p text:style-name="P20">F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4">-<text:span text:style-name="T49">3</text:span></text:p>
          </table:table-cell>
          <table:table-cell table:style-name="Table2.A1" office:value-type="string">
            <text:p text:style-name="P4">-<text:span text:style-name="T49">5</text:span></text:p>
          </table:table-cell>
          <table:table-cell table:style-name="Table2.A1" office:value-type="string">
            <text:p text:style-name="P4">-<text:span text:style-name="T49">7</text:span></text:p>
          </table:table-cell>
        </table:table-row>
      </table:table>
      <text:p text:style-name="P55">Промежуточные симплекс таблицы</text:p>
      <text:p text:style-name="P18">Найдем опорное решение:</text:p>
      <text:list xml:id="list2394339912" text:style-name="WWNum2">
        <text:list-item>
          <text:p text:style-name="P60"><text:span text:style-name="T11">Индекс разрешающего элемента (</text:span><text:span text:style-name="T13">x6</text:span><text:span text:style-name="T11">,</text:span><text:span text:style-name="T16"> </text:span><text:span text:style-name="T17">x3</text:span><text:span text:style-name="T16">):</text:span></text:p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>S0</text:p>
          </table:table-cell>
          <table:table-cell table:style-name="Table3.A1" office:value-type="string">
            <text:p text:style-name="P20">Y1</text:p>
          </table:table-cell>
          <table:table-cell table:style-name="Table3.A1" office:value-type="string">
            <text:p text:style-name="P20">Y<text:span text:style-name="T49">2</text:span></text:p>
          </table:table-cell>
          <table:table-cell table:style-name="Table3.A1" office:value-type="string">
            <text:p text:style-name="P20">Y<text:span text:style-name="T49">6</text:span></text:p>
          </table:table-cell>
        </table:table-row>
        <table:table-row table:style-name="Table3.2">
          <table:table-cell table:style-name="Table3.A1" office:value-type="string">
            <text:p text:style-name="P20">Y<text:span text:style-name="T49">4</text:span></text:p>
          </table:table-cell>
          <table:table-cell table:style-name="Table3.A1" office:value-type="string">
            <text:p text:style-name="P20">-<text:span text:style-name="T49">3</text:span></text:p>
          </table:table-cell>
          <table:table-cell table:style-name="Table3.A1" office:value-type="string">
            <text:p text:style-name="P6">-<text:span text:style-name="T49">1</text:span></text:p>
          </table:table-cell>
          <table:table-cell table:style-name="Table3.A1" office:value-type="string">
            <text:p text:style-name="P4">-1</text:p>
          </table:table-cell>
          <table:table-cell table:style-name="Table3.A1" office:value-type="string">
            <text:p text:style-name="P2">0</text:p>
          </table:table-cell>
        </table:table-row>
        <table:table-row table:style-name="Table3.1">
          <table:table-cell table:style-name="Table3.A1" office:value-type="string">
            <text:p text:style-name="P20">Y5</text:p>
          </table:table-cell>
          <table:table-cell table:style-name="Table3.A1" office:value-type="string">
            <text:p text:style-name="P4">-<text:span text:style-name="T49">1.833</text:span></text:p>
          </table:table-cell>
          <table:table-cell table:style-name="Table3.A1" office:value-type="string">
            <text:p text:style-name="P6">-<text:span text:style-name="T49">0.833</text:span></text:p>
          </table:table-cell>
          <table:table-cell table:style-name="Table3.A1" office:value-type="string">
            <text:p text:style-name="P4">-<text:span text:style-name="T49">4</text:span></text:p>
          </table:table-cell>
          <table:table-cell table:style-name="Table3.A1" office:value-type="string">
            <text:p text:style-name="P4">-0.<text:span text:style-name="T49">167</text:span></text:p>
          </table:table-cell>
        </table:table-row>
        <table:table-row table:style-name="Table3.1">
          <table:table-cell table:style-name="Table3.A1" office:value-type="string">
            <text:p text:style-name="P20">Y<text:span text:style-name="T49">3</text:span></text:p>
          </table:table-cell>
          <table:table-cell table:style-name="Table3.A1" office:value-type="string">
            <text:p text:style-name="P4"><text:span text:style-name="T49">2.33</text:span><text:span text:style-name="T26">3</text:span></text:p>
          </table:table-cell>
          <table:table-cell table:style-name="Table3.A1" office:value-type="string">
            <text:p text:style-name="P66">0.333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-<text:span text:style-name="T49">0.333</text:span></text:p>
          </table:table-cell>
        </table:table-row>
        <table:table-row table:style-name="Table3.1">
          <table:table-cell table:style-name="Table3.A1" office:value-type="string">
            <text:p text:style-name="P20">F</text:p>
          </table:table-cell>
          <table:table-cell table:style-name="Table3.A1" office:value-type="string">
            <text:p text:style-name="P2">1<text:span text:style-name="T49">6.333</text:span></text:p>
          </table:table-cell>
          <table:table-cell table:style-name="Table3.A1" office:value-type="string">
            <text:p text:style-name="P6">-<text:span text:style-name="T49">0.667</text:span></text:p>
          </table:table-cell>
          <table:table-cell table:style-name="Table3.A1" office:value-type="string">
            <text:p text:style-name="P4">-<text:span text:style-name="T49">5</text:span></text:p>
          </table:table-cell>
          <table:table-cell table:style-name="Table3.A1" office:value-type="string">
            <text:p text:style-name="P4">-<text:span text:style-name="T49">2.333</text:span></text:p>
          </table:table-cell>
        </table:table-row>
      </table:table>
      <text:p text:style-name="P26"/>
      <text:list xml:id="list33429680439447" text:continue-numbering="true" text:style-name="WWNum2">
        <text:list-item>
          <text:p text:style-name="P60"><text:span text:style-name="T11">Индекс разрешающего элемента (</text:span><text:span text:style-name="T13">x5</text:span><text:span text:style-name="T11">, </text:span><text:span text:style-name="T13">x6</text:span><text:span text:style-name="T11">):</text:span></text:p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>S0</text:p>
          </table:table-cell>
          <table:table-cell table:style-name="Table4.A1" office:value-type="string">
            <text:p text:style-name="P20">Y1</text:p>
          </table:table-cell>
          <table:table-cell table:style-name="Table4.A1" office:value-type="string">
            <text:p text:style-name="P20">Y<text:span text:style-name="T50">2</text:span></text:p>
          </table:table-cell>
          <table:table-cell table:style-name="Table4.A1" office:value-type="string">
            <text:p text:style-name="P20">Y<text:span text:style-name="T50">5</text:span></text:p>
          </table:table-cell>
        </table:table-row>
        <table:table-row table:style-name="Table4.2">
          <table:table-cell table:style-name="Table4.A1" office:value-type="string">
            <text:p text:style-name="P20">Y<text:span text:style-name="T50">4</text:span></text:p>
          </table:table-cell>
          <table:table-cell table:style-name="Table4.A1" office:value-type="string">
            <text:p text:style-name="P19">-<text:span text:style-name="T49">3</text:span></text:p>
          </table:table-cell>
          <table:table-cell table:style-name="Table4.A1" office:value-type="string">
            <text:p text:style-name="P6">-<text:span text:style-name="T49">1</text:span></text:p>
          </table:table-cell>
          <table:table-cell table:style-name="Table4.A1" office:value-type="string">
            <text:p text:style-name="P2">-1</text:p>
          </table:table-cell>
          <table:table-cell table:style-name="Table4.A1" office:value-type="string">
            <text:p text:style-name="P19">0</text:p>
          </table:table-cell>
        </table:table-row>
        <table:table-row table:style-name="Table4.1">
          <table:table-cell table:style-name="Table4.A1" office:value-type="string">
            <text:p text:style-name="P20">Y<text:span text:style-name="T50">6</text:span></text:p>
          </table:table-cell>
          <table:table-cell table:style-name="Table4.A1" office:value-type="string">
            <text:p text:style-name="P73">11</text:p>
          </table:table-cell>
          <table:table-cell table:style-name="Table4.A1" office:value-type="string">
            <text:p text:style-name="P65">5</text:p>
          </table:table-cell>
          <table:table-cell table:style-name="Table4.A1" office:value-type="string">
            <text:p text:style-name="P4"><text:span text:style-name="T26">2</text:span><text:span text:style-name="T49">4</text:span></text:p>
          </table:table-cell>
          <table:table-cell table:style-name="Table4.A1" office:value-type="string">
            <text:p text:style-name="P2">-<text:span text:style-name="T49">6</text:span></text:p>
          </table:table-cell>
        </table:table-row>
        <table:table-row table:style-name="Table4.1">
          <table:table-cell table:style-name="Table4.A1" office:value-type="string">
            <text:p text:style-name="P19"><text:span text:style-name="T19">Y</text:span><text:span text:style-name="T20">3</text:span></text:p>
          </table:table-cell>
          <table:table-cell table:style-name="Table4.A1" office:value-type="string">
            <text:p text:style-name="P71">6</text:p>
          </table:table-cell>
          <table:table-cell table:style-name="Table4.A1" office:value-type="string">
            <text:p text:style-name="P66">2</text:p>
          </table:table-cell>
          <table:table-cell table:style-name="Table4.A1" office:value-type="string">
            <text:p text:style-name="P66">8</text:p>
          </table:table-cell>
          <table:table-cell table:style-name="Table4.A1" office:value-type="string">
            <text:p text:style-name="P70">-2</text:p>
          </table:table-cell>
        </table:table-row>
        <table:table-row table:style-name="Table4.1">
          <table:table-cell table:style-name="Table4.A1" office:value-type="string">
            <text:p text:style-name="P20">F</text:p>
          </table:table-cell>
          <table:table-cell table:style-name="Table4.A1" office:value-type="string">
            <text:p text:style-name="P71">42</text:p>
          </table:table-cell>
          <table:table-cell table:style-name="Table4.A1" office:value-type="string">
            <text:p text:style-name="P4">1<text:span text:style-name="T49">1</text:span></text:p>
          </table:table-cell>
          <table:table-cell table:style-name="Table4.A1" office:value-type="string">
            <text:p text:style-name="P66">51</text:p>
          </table:table-cell>
          <table:table-cell table:style-name="Table4.A1" office:value-type="string">
            <text:p text:style-name="P4">-<text:span text:style-name="T49">14</text:span></text:p>
          </table:table-cell>
        </table:table-row>
      </table:table>
      <text:p text:style-name="P18"/>
      <text:list xml:id="list33429746117672" text:continue-numbering="true" text:style-name="WWNum2">
        <text:list-item>
          <text:p text:style-name="P60"><text:span text:style-name="T11">Индекс разрешающего элемента (</text:span><text:span text:style-name="T14">x6</text:span><text:span text:style-name="T11">, </text:span><text:span text:style-name="T14">x2</text:span><text:span text:style-name="T11">)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0">S0</text:p>
          </table:table-cell>
          <table:table-cell table:style-name="Table5.A1" office:value-type="string">
            <text:p text:style-name="P20">Y1</text:p>
          </table:table-cell>
          <table:table-cell table:style-name="Table5.A1" office:value-type="string">
            <text:p text:style-name="P19">Y<text:span text:style-name="T50">6</text:span></text:p>
          </table:table-cell>
          <table:table-cell table:style-name="Table5.A1" office:value-type="string">
            <text:p text:style-name="P20">Y<text:span text:style-name="T27">5</text:span></text:p>
          </table:table-cell>
        </table:table-row>
        <table:table-row table:style-name="Table5.2">
          <table:table-cell table:style-name="Table5.A1" office:value-type="string">
            <text:p text:style-name="P19">Y<text:span text:style-name="T50">4</text:span></text:p>
          </table:table-cell>
          <table:table-cell table:style-name="Table5.A1" office:value-type="string">
            <text:p text:style-name="P1">-2.<text:span text:style-name="T50">541</text:span></text:p>
          </table:table-cell>
          <table:table-cell table:style-name="Table5.A1" office:value-type="string">
            <text:p text:style-name="P7">-<text:span text:style-name="T50">0.791</text:span></text:p>
          </table:table-cell>
          <table:table-cell table:style-name="Table5.A1" office:value-type="string">
            <text:p text:style-name="P76">0.041</text:p>
          </table:table-cell>
          <table:table-cell table:style-name="Table5.A1" office:value-type="string">
            <text:p text:style-name="P4">-<text:span text:style-name="T50">0.25</text:span></text:p>
          </table:table-cell>
        </table:table-row>
        <table:table-row table:style-name="Table5.1">
          <table:table-cell table:style-name="Table5.A1" office:value-type="string">
            <text:p text:style-name="P19">Y<text:span text:style-name="T50">2</text:span></text:p>
          </table:table-cell>
          <table:table-cell table:style-name="Table5.A1" office:value-type="string">
            <text:p text:style-name="P76">0.458</text:p>
          </table:table-cell>
          <table:table-cell table:style-name="Table5.A1" office:value-type="string">
            <text:p text:style-name="P76">0.208</text:p>
          </table:table-cell>
          <table:table-cell table:style-name="Table5.A1" office:value-type="string">
            <text:p text:style-name="P80">0.041</text:p>
          </table:table-cell>
          <table:table-cell table:style-name="Table5.A1" office:value-type="string">
            <text:p text:style-name="P79">-<text:span text:style-name="T50">0.25</text:span></text:p>
          </table:table-cell>
        </table:table-row>
        <table:table-row table:style-name="Table5.1">
          <table:table-cell table:style-name="Table5.A1" office:value-type="string">
            <text:p text:style-name="P20">Y<text:span text:style-name="T50">3</text:span></text:p>
          </table:table-cell>
          <table:table-cell table:style-name="Table5.A1" office:value-type="string">
            <text:p text:style-name="P76">2.333</text:p>
          </table:table-cell>
          <table:table-cell table:style-name="Table5.A1" office:value-type="string">
            <text:p text:style-name="P67">0.333</text:p>
          </table:table-cell>
          <table:table-cell table:style-name="Table5.A1" office:value-type="string">
            <text:p text:style-name="P9">-<text:span text:style-name="T50">0.333</text:span></text:p>
          </table:table-cell>
          <table:table-cell table:style-name="Table5.A1" office:value-type="string">
            <text:p text:style-name="P67">0</text:p>
          </table:table-cell>
        </table:table-row>
        <table:table-row table:style-name="Table5.1">
          <table:table-cell table:style-name="Table5.A1" office:value-type="string">
            <text:p text:style-name="P20">F</text:p>
          </table:table-cell>
          <table:table-cell table:style-name="Table5.A1" office:value-type="string">
            <text:p text:style-name="P8"><text:span text:style-name="T50">1</text:span><text:span text:style-name="T27">8.</text:span><text:span text:style-name="T50">625</text:span></text:p>
          </table:table-cell>
          <table:table-cell table:style-name="Table5.A1" office:value-type="string">
            <text:p text:style-name="P72">0.375</text:p>
          </table:table-cell>
          <table:table-cell table:style-name="Table5.A1" office:value-type="string">
            <text:p text:style-name="P3">-2.<text:span text:style-name="T50">125</text:span></text:p>
          </table:table-cell>
          <table:table-cell table:style-name="Table5.A1" office:value-type="string">
            <text:p text:style-name="P68">-<text:span text:style-name="T50">1.25</text:span></text:p>
          </table:table-cell>
        </table:table-row>
      </table:table>
      <text:p text:style-name="P52"/>
      <text:list xml:id="list33430090739159" text:continue-numbering="true" text:style-name="WWNum2">
        <text:list-item>
          <text:p text:style-name="P61"><text:span text:style-name="T11">Индекс разрешающего элемента (</text:span><text:span text:style-name="T14">x4</text:span><text:span text:style-name="T11">, </text:span><text:span text:style-name="T14">x5</text:span><text:span text:style-name="T11">):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57">S0</text:p>
          </table:table-cell>
          <table:table-cell table:style-name="Table7.A1" office:value-type="string">
            <text:p text:style-name="P57">Y1</text:p>
          </table:table-cell>
          <table:table-cell table:style-name="Table7.A1" office:value-type="string">
            <text:p text:style-name="P50">Y<text:span text:style-name="T50">6</text:span></text:p>
          </table:table-cell>
          <table:table-cell table:style-name="Table7.A1" office:value-type="string">
            <text:p text:style-name="P57">Y<text:span text:style-name="T50">4</text:span></text:p>
          </table:table-cell>
        </table:table-row>
        <table:table-row table:style-name="Table7.2">
          <table:table-cell table:style-name="Table7.A1" office:value-type="string">
            <text:p text:style-name="P50">Y<text:span text:style-name="T50">5</text:span></text:p>
          </table:table-cell>
          <table:table-cell table:style-name="Table7.A1" office:value-type="string">
            <text:p text:style-name="P38">10.167</text:p>
          </table:table-cell>
          <table:table-cell table:style-name="Table7.A1" office:value-type="string">
            <text:p text:style-name="P74">3<text:span text:style-name="T22">.167</text:span></text:p>
          </table:table-cell>
          <table:table-cell table:style-name="Table7.A1" office:value-type="string">
            <text:p text:style-name="P76">-0<text:span text:style-name="T7">.167</text:span></text:p>
          </table:table-cell>
          <table:table-cell table:style-name="Table7.A1" office:value-type="string">
            <text:p text:style-name="P68">-<text:span text:style-name="T50">4</text:span></text:p>
          </table:table-cell>
        </table:table-row>
        <table:table-row table:style-name="Table7.1">
          <table:table-cell table:style-name="Table7.A1" office:value-type="string">
            <text:p text:style-name="P50">Y<text:span text:style-name="T50">2</text:span></text:p>
          </table:table-cell>
          <table:table-cell table:style-name="Table7.A1" office:value-type="string">
            <text:p text:style-name="P81">3</text:p>
          </table:table-cell>
          <table:table-cell table:style-name="Table7.A1" office:value-type="string">
            <text:p text:style-name="P76">1</text:p>
          </table:table-cell>
          <table:table-cell table:style-name="Table7.A1" office:value-type="string">
            <text:p text:style-name="P80">0</text:p>
          </table:table-cell>
          <table:table-cell table:style-name="Table7.A1" office:value-type="string">
            <text:p text:style-name="P79">-<text:span text:style-name="T50">1</text:span></text:p>
          </table:table-cell>
        </table:table-row>
        <table:table-row table:style-name="Table7.1">
          <table:table-cell table:style-name="Table7.A1" office:value-type="string">
            <text:p text:style-name="P57">Y<text:span text:style-name="T50">3</text:span></text:p>
          </table:table-cell>
          <table:table-cell table:style-name="Table7.A1" office:value-type="string">
            <text:p text:style-name="P76">2.333</text:p>
          </table:table-cell>
          <table:table-cell table:style-name="Table7.A1" office:value-type="string">
            <text:p text:style-name="P67">0.333</text:p>
          </table:table-cell>
          <table:table-cell table:style-name="Table7.A1" office:value-type="string">
            <text:p text:style-name="P77">-<text:span text:style-name="T50">0.333</text:span></text:p>
          </table:table-cell>
          <table:table-cell table:style-name="Table7.A1" office:value-type="string">
            <text:p text:style-name="P67">0</text:p>
          </table:table-cell>
        </table:table-row>
        <table:table-row table:style-name="Table7.1">
          <table:table-cell table:style-name="Table7.A1" office:value-type="string">
            <text:p text:style-name="P57">F</text:p>
          </table:table-cell>
          <table:table-cell table:style-name="Table7.A1" office:value-type="string">
            <text:p text:style-name="P78"><text:span text:style-name="T50">31</text:span><text:span text:style-name="T27">.</text:span><text:span text:style-name="T50">333</text:span></text:p>
          </table:table-cell>
          <table:table-cell table:style-name="Table7.A1" office:value-type="string">
            <text:p text:style-name="P82"><text:span text:style-name="T14">4.</text:span><text:span text:style-name="T47">333</text:span></text:p>
          </table:table-cell>
          <table:table-cell table:style-name="Table7.A1" office:value-type="string">
            <text:p text:style-name="P82"><text:span text:style-name="T12">-2.</text:span><text:span text:style-name="T47">333</text:span></text:p>
          </table:table-cell>
          <table:table-cell table:style-name="Table7.A1" office:value-type="string">
            <text:p text:style-name="P68">-<text:span text:style-name="T50">5</text:span></text:p>
          </table:table-cell>
        </table:table-row>
      </table:table>
      <text:p text:style-name="P52"/>
      <text:p text:style-name="P58">Опорное решение найдено. Найдем оптимальное решение:</text:p>
      <text:list xml:id="list4265063022" text:style-name="WWNum1">
        <text:list-item>
          <text:p text:style-name="P62"><text:span text:style-name="T11">Индекс разрешающего элемента (</text:span><text:span text:style-name="T14">x2</text:span><text:span text:style-name="T11">,</text:span><text:span text:style-name="T16"> </text:span><text:span text:style-name="T18">x1</text:span><text:span text:style-name="T16">)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20">S0</text:p>
          </table:table-cell>
          <table:table-cell table:style-name="Table6.A1" office:value-type="string">
            <text:p text:style-name="P20">Y5</text:p>
          </table:table-cell>
          <table:table-cell table:style-name="Table6.A1" office:value-type="string">
            <text:p text:style-name="P20">Y4</text:p>
          </table:table-cell>
          <table:table-cell table:style-name="Table6.A1" office:value-type="string">
            <text:p text:style-name="P20">Y6</text:p>
          </table:table-cell>
        </table:table-row>
        <table:table-row table:style-name="Table6.2">
          <table:table-cell table:style-name="Table6.A1" office:value-type="string">
            <text:p text:style-name="P20">Y2</text:p>
          </table:table-cell>
          <table:table-cell table:style-name="Table6.A1" office:value-type="string">
            <text:p text:style-name="P63">0.667</text:p>
          </table:table-cell>
          <table:table-cell table:style-name="Table6.A1" office:value-type="string">
            <text:p text:style-name="P7">-<text:span text:style-name="T50">3.167</text:span></text:p>
          </table:table-cell>
          <table:table-cell table:style-name="Table6.A1" office:value-type="string">
            <text:p text:style-name="P69">-0<text:span text:style-name="T50">.167</text:span></text:p>
          </table:table-cell>
          <table:table-cell table:style-name="Table6.A1" office:value-type="string">
            <text:p text:style-name="P2">-<text:span text:style-name="T27">0.</text:span><text:span text:style-name="T50">833</text:span></text:p>
          </table:table-cell>
        </table:table-row>
        <table:table-row table:style-name="Table6.1">
          <table:table-cell table:style-name="Table6.A1" office:value-type="string">
            <text:p text:style-name="P20">Y3</text:p>
          </table:table-cell>
          <table:table-cell table:style-name="Table6.A1" office:value-type="string">
            <text:p text:style-name="P67">3</text:p>
          </table:table-cell>
          <table:table-cell table:style-name="Table6.A1" office:value-type="string">
            <text:p text:style-name="P4"><text:span text:style-name="T27">1</text:span>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4">-<text:span text:style-name="T50">1</text:span></text:p>
          </table:table-cell>
        </table:table-row>
        <table:table-row table:style-name="Table6.1">
          <table:table-cell table:style-name="Table6.A1" office:value-type="string">
            <text:p text:style-name="P20">Y1</text:p>
          </table:table-cell>
          <table:table-cell table:style-name="Table6.A1" office:value-type="string">
            <text:p text:style-name="P67">1.333</text:p>
          </table:table-cell>
          <table:table-cell table:style-name="Table6.A1" office:value-type="string">
            <text:p text:style-name="P7">-<text:span text:style-name="T50">0.333</text:span></text:p>
          </table:table-cell>
          <table:table-cell table:style-name="Table6.A1" office:value-type="string">
            <text:p text:style-name="P4">-<text:span text:style-name="T50">0.333</text:span></text:p>
          </table:table-cell>
          <table:table-cell table:style-name="Table6.A1" office:value-type="string">
            <text:p text:style-name="P7">0.<text:span text:style-name="T50">333</text:span></text:p>
          </table:table-cell>
        </table:table-row>
        <table:table-row table:style-name="Table6.1">
          <table:table-cell table:style-name="Table6.A1" office:value-type="string">
            <text:p text:style-name="P20">F</text:p>
          </table:table-cell>
          <table:table-cell table:style-name="Table6.A1" office:value-type="string">
            <text:p text:style-name="P75">18.333</text:p>
          </table:table-cell>
          <table:table-cell table:style-name="Table6.A1" office:value-type="string">
            <text:p text:style-name="P5">-<text:span text:style-name="T50">4</text:span><text:span text:style-name="T27">.</text:span><text:span text:style-name="T50">333</text:span></text:p>
          </table:table-cell>
          <table:table-cell table:style-name="Table6.A1" office:value-type="string">
            <text:p text:style-name="P4">-<text:span text:style-name="T50">2</text:span><text:span text:style-name="T27">.</text:span><text:span text:style-name="T50">333</text:span></text:p>
          </table:table-cell>
          <table:table-cell table:style-name="Table6.A1" office:value-type="string">
            <text:p text:style-name="P4">-<text:span text:style-name="T50">0.667</text:span></text:p>
          </table:table-cell>
        </table:table-row>
      </table:table>
      <text:p text:style-name="P10"/>
      <text:p text:style-name="P51">Так как в последней строке нет положительных коэффициентов, кроме свободного члена, то данное решение является оптимальным: </text:p>
      <text:p text:style-name="P48"><draw:frame draw:style-name="fr1" draw:name="Object16" text:anchor-type="as-char" svg:y="-0.3717in" svg:width="0.8228in" svg:height="0.7091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48"><draw:frame draw:style-name="fr1" draw:name="Object17" text:anchor-type="as-char" svg:y="-0.1484in" svg:width="0.798in" svg:height="0.1839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55">Проверка</text:p>
      <text:p text:style-name="P18">Подставив полученные значения, можно убедиться в правильности решения </text:p>
      <text:p text:style-name="P21"><text:span text:style-name="T21"><draw:frame draw:style-name="fr1" draw:name="Object18" text:anchor-type="as-char" svg:y="-0.152in" svg:width="3.0134in" svg:height="0.2134in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<text:s/>– проверка значения целевой функции</text:span></text:p>
      <text:p text:style-name="P55">Вывод</text:p>
      <text:p text:style-name="P18"><text:soft-page-break/>В ходе работы была изучена постановка обратной задачи линейного программирования и решение её симплекс-методом. Основная процедура которого заключается в заменах переменных базиса, что сводится к перерасчету коэффициентов в симплекс-таблицах, таким образом данная процедура легко формализуется для вычисления данного метода с помощью ЭВМ. </text:p>
      <text:p text:style-name="Standard"/>
      <text:p text:style-name="P25"><text:span text:style-name="T2">Листинг</text:span><text:span text:style-name="T3"> </text:span><text:span text:style-name="T2">программы</text:span></text:p>
      <text:p text:style-name="P13"/>
      <text:p text:style-name="P40"><text:span text:style-name="T30">import </text:span><text:span text:style-name="T31">typing </text:span><text:span text:style-name="T28">as </text:span><text:span text:style-name="T31">t</text:span><text:line-break/><text:span text:style-name="T28">import </text:span><text:span text:style-name="T31">pandas </text:span><text:span text:style-name="T28">as </text:span><text:span text:style-name="T31">pd</text:span><text:line-break/><text:span text:style-name="T28">from </text:span><text:span text:style-name="T31">tabulate </text:span><text:span text:style-name="T28">import </text:span><text:span text:style-name="T31">tabulate</text:span><text:line-break/><text:line-break/><text:span text:style-name="T28">from </text:span><text:span text:style-name="T31">src.simplex.simplex_problem </text:span><text:span text:style-name="T28">import </text:span><text:span text:style-name="T31">(</text:span><text:line-break/><text:span text:style-name="T31"> <text:s text:c="3"/>FuncTarget</text:span><text:span text:style-name="T28">,</text:span><text:line-break/><text:span text:style-name="T28"> <text:s text:c="3"/></text:span><text:span text:style-name="T31">SimplexProblem</text:span><text:span text:style-name="T28">,</text:span><text:line-break/><text:span text:style-name="T28"> <text:s text:c="3"/></text:span><text:span text:style-name="T31">HUMAN_COMP_SIGNS</text:span><text:line-break/><text:span text:style-name="T31">)</text:span><text:line-break/><text:line-break/><text:line-break/><text:span text:style-name="T28">class </text:span><text:span text:style-name="T31">SimplexTable(pd.DataFrame):</text:span><text:line-break/><text:line-break/><text:span text:style-name="T31"> <text:s text:c="3"/>_F = </text:span><text:span text:style-name="T36">"F"</text:span><text:line-break/><text:span text:style-name="T36"> <text:s text:c="3"/></text:span><text:span text:style-name="T31">_Si0 = </text:span><text:span text:style-name="T36">"si0"</text:span><text:line-break/><text:span text:style-name="T36"> <text:s text:c="3"/></text:span><text:span text:style-name="T31">_ROW = </text:span><text:span text:style-name="T36">"row"</text:span><text:line-break/><text:span text:style-name="T36"> <text:s text:c="3"/></text:span><text:span text:style-name="T31">_COL = </text:span><text:span text:style-name="T36">"column"</text:span><text:line-break/><text:line-break/><text:span text:style-name="T36"> <text:s text:c="3"/></text:span><text:span text:style-name="T31">NO_SOLUTIONS_ERR_MSG = </text:span><text:span text:style-name="T36">"there aren't solutions"</text:span><text:line-break/><text:line-break/><text:span text:style-name="T36"> <text:s text:c="3"/></text:span><text:span text:style-name="T31">_problem: SimplexProblem = </text:span><text:span text:style-name="T28">None</text:span><text:line-break/><text:line-break/><text:span text:style-name="T28"> <text:s text:c="3"/>def </text:span><text:span text:style-name="T38">__init__</text:span><text:span text:style-name="T31">(</text:span><text:line-break/><text:span text:style-name="T31"> <text:s text:c="11"/></text:span><text:span text:style-name="T35">self</text:span><text:span text:style-name="T28">,</text:span><text:line-break/><text:span text:style-name="T28"> <text:s text:c="11"/></text:span><text:span text:style-name="T31">problem: SimplexProblem</text:span><text:line-break/><text:span text:style-name="T31"> <text:s text:c="3"/>):</text:span><text:line-break/><text:span text:style-name="T31"> <text:s text:c="7"/></text:span><text:span text:style-name="T35">self</text:span><text:span text:style-name="T31">._problem = problem.copy()</text:span><text:line-break/><text:span text:style-name="T31"> <text:s text:c="7"/>canonical_matrix = problem.get_canonical()</text:span><text:line-break/><text:span text:style-name="T31"> <text:s text:c="7"/>minor_vars_num = </text:span><text:span text:style-name="T32">len</text:span><text:span text:style-name="T31">(canonical_matrix[</text:span><text:span text:style-name="T41">0</text:span><text:span text:style-name="T31">]) - </text:span><text:span text:style-name="T41">1</text:span><text:line-break/><text:span text:style-name="T41"> <text:s text:c="7"/></text:span><text:span text:style-name="T31">basis_vars_num = </text:span><text:span text:style-name="T32">len</text:span><text:span text:style-name="T31">(canonical_matrix) - </text:span><text:span text:style-name="T41">1</text:span><text:line-break/><text:span text:style-name="T41"> <text:s text:c="7"/></text:span><text:span text:style-name="T31">columns = [</text:span><text:span text:style-name="T35">self</text:span><text:span text:style-name="T31">._Si0] + [</text:span><text:line-break/><text:span text:style-name="T31"> <text:s text:c="11"/></text:span><text:span text:style-name="T36">f"x</text:span><text:span text:style-name="T28">{</text:span><text:span text:style-name="T31">i</text:span><text:span text:style-name="T28">}</text:span><text:span text:style-name="T36">"</text:span><text:line-break/><text:span text:style-name="T36"> <text:s text:c="11"/>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41">1</text:span><text:span text:style-name="T28">, </text:span><text:span text:style-name="T31">minor_vars_num + </text:span><text:span text:style-name="T41">1</text:span><text:span text:style-name="T31">)</text:span><text:line-break/><text:span text:style-name="T31"> <text:s text:c="7"/>]</text:span><text:line-break/><text:span text:style-name="T31"> <text:s text:c="7"/>index = [</text:span><text:line-break/><text:span text:style-name="T31"> <text:s text:c="11"/></text:span><text:span text:style-name="T36">f"x</text:span><text:span text:style-name="T28">{</text:span><text:span text:style-name="T31">i + minor_vars_num</text:span><text:span text:style-name="T28">}</text:span><text:span text:style-name="T36">"</text:span><text:line-break/><text:span text:style-name="T36"> <text:s text:c="11"/>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41">1</text:span><text:span text:style-name="T28">, </text:span><text:span text:style-name="T31">basis_vars_num + </text:span><text:span text:style-name="T41">1</text:span><text:span text:style-name="T31">)</text:span><text:line-break/><text:span text:style-name="T31"> <text:s text:c="7"/>] + [</text:span><text:span text:style-name="T35">self</text:span><text:span text:style-name="T31">._F]</text:span><text:line-break/><text:span text:style-name="T31"> <text:s text:c="7"/></text:span><text:span text:style-name="T32">super</text:span><text:span text:style-name="T31">().</text:span><text:span text:style-name="T38">__init__</text:span><text:span text:style-name="T31">(</text:span><text:line-break/><text:span text:style-name="T31"> <text:s text:c="11"/></text:span><text:span text:style-name="T42">data</text:span><text:span text:style-name="T31">=canonical_matrix</text:span><text:span text:style-name="T28">,</text:span><text:line-break/><text:span text:style-name="T28"> <text:s text:c="11"/></text:span><text:span text:style-name="T42">index</text:span><text:span text:style-name="T31">=index</text:span><text:span text:style-name="T28">,</text:span><text:line-break/><text:span text:style-name="T28"> <text:s text:c="11"/></text:span><text:span text:style-name="T42">columns</text:span><text:span text:style-name="T31">=columns</text:span><text:span text:style-name="T28">,</text:span><text:line-break/><text:span text:style-name="T28"> <text:s text:c="11"/></text:span><text:span text:style-name="T42">dtype</text:span><text:span text:style-name="T31">=</text:span><text:span text:style-name="T32">float</text:span><text:span text:style-name="T28">,</text:span><text:line-break/><text:span text:style-name="T28"> <text:s text:c="11"/></text:span><text:span text:style-name="T42">copy</text:span><text:span text:style-name="T31">=</text:span><text:span text:style-name="T28">True</text:span><text:line-break/><text:span text:style-name="T28"> <text:s text:c="7"/></text:span><text:span text:style-name="T31">)</text:span><text:line-break/><text:line-break/><text:span text:style-name="T31"> <text:s text:c="3"/></text:span><text:span text:style-name="T28">def </text:span><text:span text:style-name="T34">find_base_solution</text:span><text:span text:style-name="T31">(</text:span><text:line-break/><text:span text:style-name="T31"> <text:s text:c="11"/></text:span><text:span text:style-name="T35">self</text:span><text:span text:style-name="T28">,</text:span><text:line-break/><text:span text:style-name="T28"> <text:s text:c="11"/></text:span><text:span text:style-name="T31">inplace: </text:span><text:span text:style-name="T32">bool </text:span><text:span text:style-name="T31">= </text:span><text:span text:style-name="T28">False,</text:span><text:line-break/><text:span text:style-name="T28"> <text:s text:c="11"/></text:span><text:span text:style-name="T31">print_logs: </text:span><text:span text:style-name="T32">bool </text:span><text:span text:style-name="T31">= </text:span><text:span text:style-name="T28">False</text:span><text:line-break/><text:span text:style-name="T28"> <text:s text:c="3"/></text:span><text:span text:style-name="T31">) -&gt; </text:span><text:span text:style-name="T36">'</text:span><text:span text:style-name="T37">SimplexTable</text:span><text:span text:style-name="T36">'</text:span><text:span text:style-name="T31">:</text:span><text:line-break/><text:span text:style-name="T31"> <text:s text:c="7"/>simplex: SimplexTable = </text:span><text:span text:style-name="T35">self</text:span><text:span text:style-name="T31">._get_self(</text:span><text:span text:style-name="T42">make_copy</text:span><text:span text:style-name="T31">=</text:span><text:span text:style-name="T28">not </text:span><text:span text:style-name="T31">inplace)</text:span><text:line-break/><text:span text:style-name="T31"> <text:s text:c="7"/></text:span><text:span text:style-name="T28">while True</text:span><text:span text:style-name="T31">:</text:span><text:line-break/><text:span text:style-name="T31"> <text:s text:c="11"/></text:span><text:span text:style-name="T28">if </text:span><text:span text:style-name="T31">simplex.is_base_solution():</text:span><text:line-break/><text:span text:style-name="T31"> <text:s text:c="15"/></text:span><text:span text:style-name="T28">break</text:span><text:line-break/><text:span text:style-name="T28"> <text:s text:c="11"/></text:span><text:span text:style-name="T31">row</text:span><text:span text:style-name="T28">, </text:span><text:span text:style-name="T31">col = simplex._get_pivot_indices()</text:span><text:line-break/><text:soft-page-break/><text:span text:style-name="T31"> <text:s text:c="11"/>simplex._swap_vars(row</text:span><text:span text:style-name="T28">, </text:span><text:span text:style-name="T31">col)</text:span><text:line-break/><text:span text:style-name="T31"> <text:s text:c="11"/></text:span><text:span text:style-name="T28">if </text:span><text:span text:style-name="T31">print_logs:</text:span><text:line-break/><text:span text:style-name="T31"> <text:s text:c="15"/></text:span><text:span text:style-name="T32">print</text:span><text:span text:style-name="T31">()</text:span><text:line-break/><text:span text:style-name="T31"> <text:s text:c="15"/></text:span><text:span text:style-name="T32">print</text:span><text:span text:style-name="T31">(</text:span><text:span text:style-name="T36">"~" </text:span><text:span text:style-name="T31">* </text:span><text:span text:style-name="T41">70 </text:span><text:span text:style-name="T31">+ </text:span><text:span text:style-name="T36">"</text:span><text:span text:style-name="T28">\n</text:span><text:span text:style-name="T36">"</text:span><text:span text:style-name="T31">)</text:span><text:line-break/><text:span text:style-name="T31"> <text:s text:c="15"/></text:span><text:span text:style-name="T32">print</text:span><text:span text:style-name="T31">(</text:span><text:span text:style-name="T36">f"Разрешающие (строка, столбец) : (</text:span><text:span text:style-name="T28">{</text:span><text:span text:style-name="T31">row</text:span><text:span text:style-name="T28">}</text:span><text:span text:style-name="T36"> , </text:span><text:span text:style-name="T28">{</text:span><text:span text:style-name="T31">col</text:span><text:span text:style-name="T28">}</text:span><text:span text:style-name="T36">)"</text:span><text:span text:style-name="T31">)</text:span><text:line-break/><text:span text:style-name="T31"> <text:s text:c="15"/>simplex.print()</text:span><text:line-break/><text:span text:style-name="T31"> <text:s text:c="7"/></text:span><text:span text:style-name="T28">return </text:span><text:span text:style-name="T31">simplex</text:span><text:line-break/><text:line-break/><text:span text:style-name="T31"> <text:s text:c="3"/></text:span><text:span text:style-name="T28">def </text:span><text:span text:style-name="T34">find_optimal_solution</text:span><text:span text:style-name="T31">(</text:span><text:line-break/><text:span text:style-name="T31"> <text:s text:c="11"/></text:span><text:span text:style-name="T35">self</text:span><text:span text:style-name="T28">,</text:span><text:line-break/><text:span text:style-name="T28"> <text:s text:c="11"/></text:span><text:span text:style-name="T31">inplace: </text:span><text:span text:style-name="T32">bool </text:span><text:span text:style-name="T31">= </text:span><text:span text:style-name="T28">False,</text:span><text:line-break/><text:span text:style-name="T28"> <text:s text:c="11"/></text:span><text:span text:style-name="T31">print_logs: </text:span><text:span text:style-name="T32">bool </text:span><text:span text:style-name="T31">= </text:span><text:span text:style-name="T28">False</text:span><text:line-break/><text:span text:style-name="T28"> <text:s text:c="3"/></text:span><text:span text:style-name="T31">) -&gt; </text:span><text:span text:style-name="T36">'</text:span><text:span text:style-name="T37">SimplexTable</text:span><text:span text:style-name="T36">'</text:span><text:span text:style-name="T31">:</text:span><text:line-break/><text:span text:style-name="T31"> <text:s text:c="7"/>simplex = </text:span><text:span text:style-name="T35">self</text:span><text:span text:style-name="T31">._get_self(</text:span><text:span text:style-name="T42">make_copy</text:span><text:span text:style-name="T31">=</text:span><text:span text:style-name="T28">not </text:span><text:span text:style-name="T31">inplace)</text:span><text:line-break/><text:span text:style-name="T31"> <text:s text:c="7"/></text:span><text:span text:style-name="T28">while True</text:span><text:span text:style-name="T31">:</text:span><text:line-break/><text:span text:style-name="T31"> <text:s text:c="11"/></text:span><text:span text:style-name="T28">if </text:span><text:span text:style-name="T31">simplex._is_optimal_solution():</text:span><text:line-break/><text:span text:style-name="T31"> <text:s text:c="15"/></text:span><text:span text:style-name="T28">break</text:span><text:line-break/><text:span text:style-name="T28"> <text:s text:c="11"/></text:span><text:span text:style-name="T31">row</text:span><text:span text:style-name="T28">, </text:span><text:span text:style-name="T31">col = simplex._get_pivot_indices(</text:span><text:span text:style-name="T42">start_row</text:span><text:span text:style-name="T31">=</text:span><text:span text:style-name="T35">self</text:span><text:span text:style-name="T31">._F)</text:span><text:line-break/><text:span text:style-name="T31"> <text:s text:c="11"/>simplex._swap_vars(row</text:span><text:span text:style-name="T28">, </text:span><text:span text:style-name="T31">col)</text:span><text:line-break/><text:span text:style-name="T31"> <text:s text:c="11"/></text:span><text:span text:style-name="T28">if </text:span><text:span text:style-name="T31">print_logs:</text:span><text:line-break/><text:span text:style-name="T31"> <text:s text:c="15"/></text:span><text:span text:style-name="T32">print</text:span><text:span text:style-name="T31">(</text:span><text:span text:style-name="T36">f"Разрешающие (строка, столбец) : (</text:span><text:span text:style-name="T28">{</text:span><text:span text:style-name="T31">row</text:span><text:span text:style-name="T28">}</text:span><text:span text:style-name="T36"> , </text:span><text:span text:style-name="T28">{</text:span><text:span text:style-name="T31">col</text:span><text:span text:style-name="T28">}</text:span><text:span text:style-name="T36">)"</text:span><text:span text:style-name="T31">)</text:span><text:line-break/><text:span text:style-name="T31"> <text:s text:c="15"/>simplex.print()</text:span><text:line-break/><text:span text:style-name="T31"> <text:s text:c="15"/></text:span><text:span text:style-name="T32">print</text:span><text:span text:style-name="T31">()</text:span><text:line-break/><text:span text:style-name="T31"> <text:s text:c="15"/></text:span><text:span text:style-name="T32">print</text:span><text:span text:style-name="T31">(</text:span><text:span text:style-name="T36">"~" </text:span><text:span text:style-name="T31">* </text:span><text:span text:style-name="T41">70 </text:span><text:span text:style-name="T31">+ </text:span><text:span text:style-name="T36">"</text:span><text:span text:style-name="T28">\n</text:span><text:span text:style-name="T36">"</text:span><text:span text:style-name="T31">)</text:span><text:line-break/><text:span text:style-name="T31"> <text:s text:c="7"/></text:span><text:span text:style-name="T28">return </text:span><text:span text:style-name="T31">simplex</text:span><text:line-break/><text:line-break/><text:span text:style-name="T31"> <text:s text:c="3"/></text:span><text:span text:style-name="T28">def </text:span><text:span text:style-name="T34">print</text:span><text:span text:style-name="T31">(</text:span><text:span text:style-name="T35">self</text:span><text:span text:style-name="T31">) -&gt; </text:span><text:span text:style-name="T28">None</text:span><text:span text:style-name="T31">:</text:span><text:line-break/><text:span text:style-name="T31"> <text:s text:c="7"/></text:span><text:span text:style-name="T32">print</text:span><text:span text:style-name="T31">(</text:span><text:line-break/><text:span text:style-name="T31"> <text:s text:c="11"/>tabulate(</text:span><text:line-break/><text:span text:style-name="T31"> <text:s text:c="15"/></text:span><text:span text:style-name="T35">self</text:span><text:span text:style-name="T31">.applymap(</text:span><text:span text:style-name="T28">lambda </text:span><text:span text:style-name="T31">x: x </text:span><text:span text:style-name="T28">if </text:span><text:span text:style-name="T31">x != </text:span><text:span text:style-name="T41">0 </text:span><text:span text:style-name="T28">else </text:span><text:span text:style-name="T41">0.</text:span><text:span text:style-name="T31">)</text:span><text:span text:style-name="T28">,</text:span><text:line-break/><text:span text:style-name="T28"> <text:s text:c="15"/></text:span><text:span text:style-name="T42">headers</text:span><text:span text:style-name="T31">=</text:span><text:span text:style-name="T36">"keys"</text:span><text:span text:style-name="T28">,</text:span><text:line-break/><text:span text:style-name="T28"> <text:s text:c="15"/></text:span><text:span text:style-name="T42">tablefmt</text:span><text:span text:style-name="T31">=</text:span><text:span text:style-name="T36">"psql"</text:span><text:line-break/><text:span text:style-name="T36"> <text:s text:c="11"/></text:span><text:span text:style-name="T31">)</text:span><text:line-break/><text:span text:style-name="T31"> <text:s text:c="7"/>)</text:span><text:line-break/><text:line-break/><text:span text:style-name="T31"> <text:s text:c="3"/></text:span><text:span text:style-name="T28">def </text:span><text:span text:style-name="T34">_swap_vars</text:span><text:span text:style-name="T31">(</text:span><text:span text:style-name="T35">self</text:span><text:span text:style-name="T28">, </text:span><text:span text:style-name="T31">row: </text:span><text:span text:style-name="T32">str</text:span><text:span text:style-name="T28">, </text:span><text:span text:style-name="T31">col: </text:span><text:span text:style-name="T32">str</text:span><text:span text:style-name="T31">) -&gt; </text:span><text:span text:style-name="T28">None</text:span><text:span text:style-name="T31">:</text:span><text:line-break/><text:span text:style-name="T31"> <text:s text:c="7"/></text:span><text:span text:style-name="T35">self</text:span><text:span text:style-name="T31">._check_swap_index(row</text:span><text:span text:style-name="T28">, </text:span><text:span text:style-name="T42">loc</text:span><text:span text:style-name="T31">=</text:span><text:span text:style-name="T35">self</text:span><text:span text:style-name="T31">._ROW)</text:span><text:line-break/><text:span text:style-name="T31"> <text:s text:c="7"/></text:span><text:span text:style-name="T35">self</text:span><text:span text:style-name="T31">._check_swap_index(col</text:span><text:span text:style-name="T28">, </text:span><text:span text:style-name="T42">loc</text:span><text:span text:style-name="T31">=</text:span><text:span text:style-name="T35">self</text:span><text:span text:style-name="T31">._COL)</text:span><text:line-break/><text:line-break/><text:span text:style-name="T31"> <text:s text:c="7"/>s_rk = </text:span><text:span text:style-name="T41">1 </text:span><text:span text:style-name="T31">/ </text:span><text:span text:style-name="T35">self</text:span><text:span text:style-name="T31">.loc[row</text:span><text:span text:style-name="T28">, </text:span><text:span text:style-name="T31">col]</text:span><text:line-break/><text:span text:style-name="T31"> <text:s text:c="7"/>s_rj = </text:span><text:span text:style-name="T35">self</text:span><text:span text:style-name="T31">.loc[row] / </text:span><text:span text:style-name="T35">self</text:span><text:span text:style-name="T31">.loc[row</text:span><text:span text:style-name="T28">, </text:span><text:span text:style-name="T31">col]</text:span><text:line-break/><text:span text:style-name="T31"> <text:s text:c="7"/>s_ik = -</text:span><text:span text:style-name="T41">1 </text:span><text:span text:style-name="T31">* </text:span><text:span text:style-name="T35">self</text:span><text:span text:style-name="T31">.loc[:</text:span><text:span text:style-name="T28">, </text:span><text:span text:style-name="T31">col] / </text:span><text:span text:style-name="T35">self</text:span><text:span text:style-name="T31">.loc[row</text:span><text:span text:style-name="T28">, </text:span><text:span text:style-name="T31">col]</text:span><text:line-break/><text:span text:style-name="T31"> <text:s text:c="7"/></text:span><text:span text:style-name="T35">self</text:span><text:span text:style-name="T31">.loc[:</text:span><text:span text:style-name="T28">, </text:span><text:span text:style-name="T31">:] = [</text:span><text:line-break/><text:span text:style-name="T31"> <text:s text:c="11"/>[</text:span><text:line-break/><text:span text:style-name="T31"> <text:s text:c="15"/></text:span><text:span text:style-name="T35">self</text:span><text:span text:style-name="T31">.iloc[i</text:span><text:span text:style-name="T28">, </text:span><text:span text:style-name="T31">j] - </text:span><text:span text:style-name="T35">self</text:span><text:span text:style-name="T31">.loc[:</text:span><text:span text:style-name="T28">, </text:span><text:span text:style-name="T31">col].iloc[i] * </text:span><text:span text:style-name="T35">self</text:span><text:span text:style-name="T31">.loc[row].iloc[j] / </text:span><text:span text:style-name="T35">self</text:span><text:span text:style-name="T31">.loc[row</text:span><text:span text:style-name="T28">, </text:span><text:span text:style-name="T31">col]</text:span><text:line-break/><text:span text:style-name="T31"> <text:s text:c="15"/></text:span><text:span text:style-name="T28">for </text:span><text:span text:style-name="T31">j </text:span><text:span text:style-name="T28">in </text:span><text:span text:style-name="T32">range</text:span><text:span text:style-name="T31">(</text:span><text:span text:style-name="T32">len</text:span><text:span text:style-name="T31">(</text:span><text:span text:style-name="T35">self</text:span><text:span text:style-name="T31">.columns))</text:span><text:line-break/><text:span text:style-name="T31"> <text:s text:c="11"/>]</text:span><text:line-break/><text:span text:style-name="T31"> <text:s text:c="11"/>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32">len</text:span><text:span text:style-name="T31">(</text:span><text:span text:style-name="T35">self</text:span><text:span text:style-name="T31">.index))</text:span><text:line-break/><text:span text:style-name="T31"> <text:s text:c="7"/>]</text:span><text:line-break/><text:span text:style-name="T31"> <text:s text:c="7"/></text:span><text:span text:style-name="T35">self</text:span><text:span text:style-name="T31">.loc[row</text:span><text:span text:style-name="T28">, </text:span><text:span text:style-name="T31">:] = s_rj</text:span><text:line-break/><text:span text:style-name="T31"> <text:s text:c="7"/></text:span><text:span text:style-name="T35">self</text:span><text:span text:style-name="T31">.loc[:</text:span><text:span text:style-name="T28">, </text:span><text:span text:style-name="T31">col] = s_ik</text:span><text:line-break/><text:span text:style-name="T31"> <text:s text:c="7"/></text:span><text:span text:style-name="T35">self</text:span><text:span text:style-name="T31">.loc[row</text:span><text:span text:style-name="T28">, </text:span><text:span text:style-name="T31">col] = s_rk</text:span><text:line-break/><text:line-break/><text:span text:style-name="T31"> <text:s text:c="7"/></text:span><text:span text:style-name="T35">self</text:span><text:span text:style-name="T31">.rename(</text:span><text:span text:style-name="T42">columns</text:span><text:span text:style-name="T31">={col: row}</text:span><text:span text:style-name="T28">, </text:span><text:span text:style-name="T42">inplace</text:span><text:span text:style-name="T31">=</text:span><text:span text:style-name="T28">True</text:span><text:span text:style-name="T31">)</text:span><text:line-break/><text:span text:style-name="T31"> <text:s text:c="7"/></text:span><text:span text:style-name="T35">self</text:span><text:span text:style-name="T31">.rename(</text:span><text:span text:style-name="T42">index</text:span><text:span text:style-name="T31">={row: col}</text:span><text:span text:style-name="T28">, </text:span><text:span text:style-name="T42">inplace</text:span><text:span text:style-name="T31">=</text:span><text:span text:style-name="T28">True</text:span><text:span text:style-name="T31">)</text:span><text:line-break/><text:line-break/><text:span text:style-name="T31"> <text:s text:c="3"/></text:span><text:span text:style-name="T28">def </text:span><text:span text:style-name="T34">_check_swap_index</text:span><text:span text:style-name="T31">(</text:span><text:span text:style-name="T35">self</text:span><text:span text:style-name="T28">, </text:span><text:span text:style-name="T31">name: </text:span><text:span text:style-name="T32">str</text:span><text:span text:style-name="T28">, </text:span><text:span text:style-name="T31">loc: </text:span><text:span text:style-name="T32">str</text:span><text:span text:style-name="T31">) -&gt; </text:span><text:span text:style-name="T28">None</text:span><text:span text:style-name="T31">:</text:span><text:line-break/><text:span text:style-name="T31"> <text:s text:c="7"/></text:span><text:span text:style-name="T28">if </text:span><text:span text:style-name="T31">loc </text:span><text:span text:style-name="T28">not in </text:span><text:span text:style-name="T31">(</text:span><text:span text:style-name="T35">self</text:span><text:span text:style-name="T31">._ROW</text:span><text:span text:style-name="T28">, </text:span><text:span text:style-name="T35">self</text:span><text:span text:style-name="T31">._COL):</text:span><text:line-break/><text:span text:style-name="T31"> <text:s text:c="11"/></text:span><text:span text:style-name="T28">raise </text:span><text:span text:style-name="T32">ValueError</text:span><text:span text:style-name="T31">(</text:span><text:span text:style-name="T36">f"please, specify one of (</text:span><text:span text:style-name="T28">\"{</text:span><text:span text:style-name="T35">self</text:span><text:span text:style-name="T31">._ROW</text:span><text:span text:style-name="T28">}\"</text:span><text:span text:style-name="T36">, </text:span><text:span text:style-name="T28">\"{</text:span><text:span text:style-name="T35">self</text:span><text:span text:style-name="T31">._COL</text:span><text:span text:style-name="T28">}\"</text:span><text:span text:style-name="T36">); passed: </text:span><text:span text:style-name="T28">{</text:span><text:span text:style-name="T31">loc</text:span><text:span text:style-name="T28">}</text:span><text:span text:style-name="T36">"</text:span><text:span text:style-name="T31">)</text:span><text:line-break/><text:soft-page-break/><text:span text:style-name="T31"> <text:s text:c="7"/>sequence = </text:span><text:span text:style-name="T35">self</text:span><text:span text:style-name="T31">.columns </text:span><text:span text:style-name="T28">if </text:span><text:span text:style-name="T31">loc == </text:span><text:span text:style-name="T35">self</text:span><text:span text:style-name="T31">._COL </text:span><text:span text:style-name="T28">else </text:span><text:span text:style-name="T35">self</text:span><text:span text:style-name="T31">.index</text:span><text:line-break/><text:span text:style-name="T31"> <text:s text:c="7"/></text:span><text:span text:style-name="T28">if </text:span><text:span text:style-name="T31">name </text:span><text:span text:style-name="T28">not in </text:span><text:span text:style-name="T31">sequence:</text:span><text:line-break/><text:span text:style-name="T31"> <text:s text:c="11"/></text:span><text:span text:style-name="T28">raise </text:span><text:span text:style-name="T32">IndexError</text:span><text:span text:style-name="T31">(</text:span><text:span text:style-name="T36">f"No such value in </text:span><text:span text:style-name="T28">{</text:span><text:span text:style-name="T31">loc</text:span><text:span text:style-name="T28">}</text:span><text:span text:style-name="T36">: </text:span><text:span text:style-name="T28">{</text:span><text:span text:style-name="T31">name</text:span><text:span text:style-name="T28">}</text:span><text:span text:style-name="T36">"</text:span><text:span text:style-name="T31">)</text:span><text:line-break/><text:span text:style-name="T31"> <text:s text:c="7"/></text:span><text:span text:style-name="T28">if </text:span><text:span text:style-name="T31">name </text:span><text:span text:style-name="T28">in </text:span><text:span text:style-name="T31">(</text:span><text:span text:style-name="T35">self</text:span><text:span text:style-name="T31">._F</text:span><text:span text:style-name="T28">, </text:span><text:span text:style-name="T35">self</text:span><text:span text:style-name="T31">._Si0):</text:span><text:line-break/><text:span text:style-name="T31"> <text:s text:c="11"/></text:span><text:span text:style-name="T28">raise </text:span><text:span text:style-name="T32">ValueError</text:span><text:span text:style-name="T31">(</text:span><text:span text:style-name="T36">f"Not allowed to access </text:span><text:span text:style-name="T28">{</text:span><text:span text:style-name="T31">loc</text:span><text:span text:style-name="T28">}</text:span><text:span text:style-name="T36"> value: </text:span><text:span text:style-name="T28">{</text:span><text:span text:style-name="T31">name</text:span><text:span text:style-name="T28">}</text:span><text:span text:style-name="T36">"</text:span><text:span text:style-name="T31">)</text:span><text:line-break/><text:line-break/><text:span text:style-name="T31"> <text:s text:c="3"/></text:span><text:span text:style-name="T28">def </text:span><text:span text:style-name="T34">is_base_solution</text:span><text:span text:style-name="T31">(</text:span><text:span text:style-name="T35">self</text:span><text:span text:style-name="T31">) -&gt; </text:span><text:span text:style-name="T32">bool</text:span><text:span text:style-name="T31">:</text:span><text:line-break/><text:span text:style-name="T31"> <text:s text:c="7"/></text:span><text:span text:style-name="T28">for </text:span><text:span text:style-name="T31">row </text:span><text:span text:style-name="T28">in </text:span><text:span text:style-name="T35">self</text:span><text:span text:style-name="T31">.index.copy().drop(</text:span><text:span text:style-name="T35">self</text:span><text:span text:style-name="T31">._F):</text:span><text:line-break/><text:span text:style-name="T31"> <text:s text:c="11"/></text:span><text:span text:style-name="T28">if </text:span><text:span text:style-name="T35">self</text:span><text:span text:style-name="T31">.loc[row</text:span><text:span text:style-name="T28">, </text:span><text:span text:style-name="T35">self</text:span><text:span text:style-name="T31">._Si0] &lt; </text:span><text:span text:style-name="T41">0</text:span><text:span text:style-name="T31">:</text:span><text:line-break/><text:span text:style-name="T31"> <text:s text:c="15"/></text:span><text:span text:style-name="T28">assert </text:span><text:span text:style-name="T32">any</text:span><text:span text:style-name="T31">(</text:span><text:span text:style-name="T35">self</text:span><text:span text:style-name="T31">.loc[row].iloc[</text:span><text:span text:style-name="T41">1</text:span><text:span text:style-name="T31">:] &lt; </text:span><text:span text:style-name="T41">0</text:span><text:span text:style-name="T31">)</text:span><text:span text:style-name="T28">, </text:span><text:span text:style-name="T35">self</text:span><text:span text:style-name="T31">.NO_SOLUTIONS_ERR_MSG</text:span><text:line-break/><text:span text:style-name="T31"> <text:s text:c="15"/></text:span><text:span text:style-name="T28">return False</text:span><text:line-break/><text:span text:style-name="T28"> <text:s text:c="7"/>return True</text:span><text:line-break/><text:line-break/><text:span text:style-name="T28"> <text:s text:c="3"/>def </text:span><text:span text:style-name="T34">_is_optimal_solution</text:span><text:span text:style-name="T31">(</text:span><text:span text:style-name="T35">self</text:span><text:span text:style-name="T31">) -&gt; </text:span><text:span text:style-name="T32">bool</text:span><text:span text:style-name="T31">:</text:span><text:line-break/><text:span text:style-name="T31"> <text:s text:c="7"/></text:span><text:span text:style-name="T28">if </text:span><text:span text:style-name="T35">self</text:span><text:span text:style-name="T31">._problem.target == FuncTarget.MIN:</text:span><text:line-break/><text:span text:style-name="T31"> <text:s text:c="11"/></text:span><text:span text:style-name="T28">return </text:span><text:span text:style-name="T32">all</text:span><text:span text:style-name="T31">(</text:span><text:span text:style-name="T35">self</text:span><text:span text:style-name="T31">.loc[</text:span><text:span text:style-name="T35">self</text:span><text:span text:style-name="T31">._F] &lt; </text:span><text:span text:style-name="T41">0</text:span><text:span text:style-name="T31">)</text:span><text:line-break/><text:span text:style-name="T31"> <text:s text:c="7"/></text:span><text:span text:style-name="T28">return </text:span><text:span text:style-name="T32">all</text:span><text:span text:style-name="T31">(</text:span><text:span text:style-name="T35">self</text:span><text:span text:style-name="T31">.loc[</text:span><text:span text:style-name="T35">self</text:span><text:span text:style-name="T31">._F] &gt; </text:span><text:span text:style-name="T41">0</text:span><text:span text:style-name="T31">)</text:span><text:line-break/><text:line-break/><text:span text:style-name="T31"> <text:s text:c="3"/></text:span><text:span text:style-name="T28">def </text:span><text:span text:style-name="T34">_get_pivot_indices</text:span><text:span text:style-name="T31">(</text:span><text:span text:style-name="T35">self</text:span><text:span text:style-name="T28">, </text:span><text:span text:style-name="T31">start_row: </text:span><text:span text:style-name="T32">str </text:span><text:span text:style-name="T31">= </text:span><text:span text:style-name="T28">None</text:span><text:span text:style-name="T31">) -&gt; t.Tuple[</text:span><text:span text:style-name="T32">str</text:span><text:span text:style-name="T28">, </text:span><text:span text:style-name="T32">str</text:span><text:span text:style-name="T31">]:</text:span><text:line-break/><text:span text:style-name="T31"> <text:s text:c="7"/></text:span><text:span text:style-name="T28">if not </text:span><text:span text:style-name="T31">start_row:</text:span><text:line-break/><text:span text:style-name="T31"> <text:s text:c="11"/></text:span><text:span text:style-name="T28">for </text:span><text:span text:style-name="T31">st_row </text:span><text:span text:style-name="T28">in </text:span><text:span text:style-name="T35">self</text:span><text:span text:style-name="T31">.index:</text:span><text:line-break/><text:span text:style-name="T31"> <text:s text:c="15"/></text:span><text:span text:style-name="T28">if </text:span><text:span text:style-name="T35">self</text:span><text:span text:style-name="T31">.loc[st_row</text:span><text:span text:style-name="T28">, </text:span><text:span text:style-name="T35">self</text:span><text:span text:style-name="T31">._Si0] &lt; </text:span><text:span text:style-name="T41">0</text:span><text:span text:style-name="T31">:</text:span><text:line-break/><text:span text:style-name="T31"> <text:s text:c="19"/>start_row = st_row</text:span><text:line-break/><text:span text:style-name="T31"> <text:s text:c="19"/></text:span><text:span text:style-name="T28">break</text:span><text:line-break/><text:line-break/><text:span text:style-name="T28"> <text:s text:c="7"/>if </text:span><text:span text:style-name="T35">self</text:span><text:span text:style-name="T31">._problem.target == FuncTarget.MIN:</text:span><text:line-break/><text:span text:style-name="T31"> <text:s text:c="11"/>col = </text:span><text:span text:style-name="T35">self</text:span><text:span text:style-name="T31">.loc[start_row].drop(</text:span><text:span text:style-name="T35">self</text:span><text:span text:style-name="T31">._Si0).idxmax()</text:span><text:line-break/><text:span text:style-name="T31"> <text:s text:c="11"/></text:span><text:span text:style-name="T28">if </text:span><text:span text:style-name="T35">self</text:span><text:span text:style-name="T31">.loc[start_row</text:span><text:span text:style-name="T28">, </text:span><text:span text:style-name="T31">col] &lt; </text:span><text:span text:style-name="T41">0</text:span><text:span text:style-name="T31">:</text:span><text:line-break/><text:span text:style-name="T31"> <text:s text:c="15"/></text:span><text:span text:style-name="T28">raise </text:span><text:span text:style-name="T32">ValueError</text:span><text:line-break/><text:line-break/><text:span text:style-name="T32"> <text:s text:c="7"/></text:span><text:span text:style-name="T28">else</text:span><text:span text:style-name="T31">:</text:span><text:line-break/><text:span text:style-name="T31"> <text:s text:c="11"/>col = </text:span><text:span text:style-name="T35">self</text:span><text:span text:style-name="T31">.loc[start_row].drop(</text:span><text:span text:style-name="T35">self</text:span><text:span text:style-name="T31">._Si0).idxmin()</text:span><text:line-break/><text:span text:style-name="T31"> <text:s text:c="11"/></text:span><text:span text:style-name="T28">if </text:span><text:span text:style-name="T35">self</text:span><text:span text:style-name="T31">.loc[start_row</text:span><text:span text:style-name="T28">, </text:span><text:span text:style-name="T31">col] &gt; </text:span><text:span text:style-name="T41">0</text:span><text:span text:style-name="T31">:</text:span><text:line-break/><text:span text:style-name="T31"> <text:s text:c="15"/></text:span><text:span text:style-name="T28">raise </text:span><text:span text:style-name="T32">ValueError</text:span><text:line-break/><text:line-break/><text:span text:style-name="T32"> <text:s text:c="7"/></text:span><text:span text:style-name="T31">row = </text:span><text:span text:style-name="T28">None</text:span><text:line-break/><text:span text:style-name="T28"> <text:s text:c="7"/></text:span><text:span text:style-name="T31">row_value = </text:span><text:span text:style-name="T28">None</text:span><text:line-break/><text:span text:style-name="T28"> <text:s text:c="7"/>for </text:span><text:span text:style-name="T31">row_name </text:span><text:span text:style-name="T28">in </text:span><text:span text:style-name="T35">self</text:span><text:span text:style-name="T31">.index.drop(</text:span><text:span text:style-name="T35">self</text:span><text:span text:style-name="T31">._F):</text:span><text:line-break/><text:span text:style-name="T31"> <text:s text:c="11"/></text:span><text:span text:style-name="T28">if </text:span><text:span text:style-name="T35">self</text:span><text:span text:style-name="T31">.loc[row_name</text:span><text:span text:style-name="T28">, </text:span><text:span text:style-name="T35">self</text:span><text:span text:style-name="T31">._Si0] != </text:span><text:span text:style-name="T41">0 </text:span><text:span text:style-name="T28">and </text:span><text:span text:style-name="T35">self</text:span><text:span text:style-name="T31">.loc[row_name</text:span><text:span text:style-name="T28">, </text:span><text:span text:style-name="T31">col] != </text:span><text:span text:style-name="T41">0</text:span><text:span text:style-name="T31">:</text:span><text:line-break/><text:span text:style-name="T31"> <text:s text:c="15"/>calc_value = </text:span><text:span text:style-name="T35">self</text:span><text:span text:style-name="T31">.loc[row_name</text:span><text:span text:style-name="T28">, </text:span><text:span text:style-name="T35">self</text:span><text:span text:style-name="T31">._Si0] / </text:span><text:span text:style-name="T35">self</text:span><text:span text:style-name="T31">.loc[row_name</text:span><text:span text:style-name="T28">, </text:span><text:span text:style-name="T31">col]</text:span><text:line-break/><text:span text:style-name="T31"> <text:s text:c="15"/></text:span><text:span text:style-name="T28">if </text:span><text:span text:style-name="T31">row </text:span><text:span text:style-name="T28">is None or </text:span><text:span text:style-name="T31">calc_value &lt; row_value:</text:span><text:line-break/><text:span text:style-name="T31"> <text:s text:c="19"/>row = row_name</text:span><text:line-break/><text:span text:style-name="T31"> <text:s text:c="19"/>row_value = calc_value</text:span><text:line-break/><text:span text:style-name="T31"> <text:s text:c="7"/></text:span><text:span text:style-name="T28">if </text:span><text:span text:style-name="T31">row </text:span><text:span text:style-name="T28">is None</text:span><text:span text:style-name="T31">:</text:span><text:line-break/><text:span text:style-name="T31"> <text:s text:c="11"/></text:span><text:span text:style-name="T28">raise </text:span><text:span text:style-name="T32">ValueError</text:span><text:line-break/><text:line-break/><text:span text:style-name="T32"> <text:s text:c="7"/></text:span><text:span text:style-name="T28">return </text:span><text:span text:style-name="T31">row</text:span><text:span text:style-name="T28">, </text:span><text:span text:style-name="T31">col</text:span><text:line-break/><text:line-break/><text:span text:style-name="T31"> <text:s text:c="3"/></text:span><text:span text:style-name="T28">def </text:span><text:span text:style-name="T34">check_solution</text:span><text:span text:style-name="T31">(</text:span><text:span text:style-name="T35">self</text:span><text:span text:style-name="T31">) -&gt; </text:span><text:span text:style-name="T32">bool</text:span><text:span text:style-name="T31">:</text:span><text:line-break/><text:span text:style-name="T31"> <text:s text:c="7"/>solution = </text:span><text:span text:style-name="T35">self</text:span><text:span text:style-name="T31">.get_solution()</text:span><text:line-break/><text:span text:style-name="T31"> <text:s text:c="7"/>simplex_f = </text:span><text:span text:style-name="T32">round</text:span><text:span text:style-name="T31">(</text:span><text:span text:style-name="T35">self</text:span><text:span text:style-name="T31">.loc[</text:span><text:span text:style-name="T35">self</text:span><text:span text:style-name="T31">._F</text:span><text:span text:style-name="T28">, </text:span><text:span text:style-name="T35">self</text:span><text:span text:style-name="T31">._Si0]</text:span><text:span text:style-name="T28">, </text:span><text:span text:style-name="T41">3</text:span><text:span text:style-name="T31">)</text:span><text:line-break/><text:span text:style-name="T31"> <text:s text:c="7"/>calculated_f = </text:span><text:span text:style-name="T32">round</text:span><text:span text:style-name="T31">(</text:span><text:span text:style-name="T32">sum</text:span><text:span text:style-name="T31">(solution[i] * </text:span><text:span text:style-name="T35">self</text:span><text:span text:style-name="T31">._problem.c[i] 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32">len</text:span><text:span text:style-name="T31">(</text:span><text:span text:style-name="T35">self</text:span><text:span text:style-name="T31">._problem.c)))</text:span><text:span text:style-name="T28">, </text:span><text:span text:style-name="T41">3</text:span><text:span text:style-name="T31">)</text:span><text:line-break/><text:span text:style-name="T31"> <text:s text:c="7"/></text:span><text:span text:style-name="T32">print</text:span><text:span text:style-name="T31">(</text:span><text:span text:style-name="T36">"F: " </text:span><text:span text:style-name="T31">+ </text:span><text:span text:style-name="T36">" + "</text:span><text:span text:style-name="T31">.join(</text:span><text:line-break/><text:span text:style-name="T31"> <text:s text:c="11"/></text:span><text:span text:style-name="T36">f"</text:span><text:span text:style-name="T28">{</text:span><text:span text:style-name="T32">round</text:span><text:span text:style-name="T31">(solution[i]</text:span><text:span text:style-name="T28">, </text:span><text:span text:style-name="T41">3</text:span><text:span text:style-name="T31">)</text:span><text:span text:style-name="T28">}</text:span><text:span text:style-name="T36"> * </text:span><text:span text:style-name="T28">{</text:span><text:span text:style-name="T32">round</text:span><text:span text:style-name="T31">(</text:span><text:span text:style-name="T35">self</text:span><text:span text:style-name="T31">._problem.c[i]</text:span><text:span text:style-name="T28">, </text:span><text:span text:style-name="T41">3</text:span><text:span text:style-name="T31">)</text:span><text:span text:style-name="T28">}</text:span><text:span text:style-name="T36">" 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32">len</text:span><text:span text:style-name="T31">(</text:span><text:span text:style-name="T35">self</text:span><text:span text:style-name="T31">._problem.c))</text:span><text:line-break/><text:span text:style-name="T31"> <text:s text:c="7"/>) + </text:span><text:span text:style-name="T36">f" == </text:span><text:span text:style-name="T28">{</text:span><text:span text:style-name="T31">simplex_f</text:span><text:span text:style-name="T28">}</text:span><text:span text:style-name="T36">"</text:span><text:span text:style-name="T31">)</text:span><text:line-break/><text:span text:style-name="T31"> <text:s text:c="7"/></text:span><text:span text:style-name="T28">for </text:span><text:span text:style-name="T31">i</text:span><text:span text:style-name="T28">, </text:span><text:span text:style-name="T31">row </text:span><text:span text:style-name="T28">in </text:span><text:span text:style-name="T32">enumerate</text:span><text:span text:style-name="T31">(</text:span><text:span text:style-name="T35">self</text:span><text:span text:style-name="T31">._problem.A):</text:span><text:line-break/><text:span text:style-name="T31"> <text:s text:c="11"/>comp_sign = HUMAN_COMP_SIGNS[</text:span><text:span text:style-name="T35">self</text:span><text:span text:style-name="T31">._problem.comp_signs[i]]</text:span><text:line-break/><text:soft-page-break/><text:span text:style-name="T31"> <text:s text:c="11"/></text:span><text:span text:style-name="T32">print</text:span><text:span text:style-name="T31">(</text:span><text:span text:style-name="T36">f"Условие </text:span><text:span text:style-name="T28">{</text:span><text:span text:style-name="T31">i + </text:span><text:span text:style-name="T41">1</text:span><text:span text:style-name="T28">}</text:span><text:span text:style-name="T36">: " </text:span><text:span text:style-name="T31">+ </text:span><text:span text:style-name="T36">" + "</text:span><text:span text:style-name="T31">.join(</text:span><text:line-break/><text:span text:style-name="T31"> <text:s text:c="15"/></text:span><text:span text:style-name="T36">f"</text:span><text:span text:style-name="T28">{</text:span><text:span text:style-name="T32">round</text:span><text:span text:style-name="T31">(solution[j]</text:span><text:span text:style-name="T28">, </text:span><text:span text:style-name="T41">3</text:span><text:span text:style-name="T31">)</text:span><text:span text:style-name="T28">}</text:span><text:span text:style-name="T36"> * </text:span><text:span text:style-name="T28">{</text:span><text:span text:style-name="T32">round</text:span><text:span text:style-name="T31">(a)</text:span><text:span text:style-name="T28">}</text:span><text:span text:style-name="T36">" </text:span><text:span text:style-name="T28">for </text:span><text:span text:style-name="T31">j</text:span><text:span text:style-name="T28">, </text:span><text:span text:style-name="T31">a </text:span><text:span text:style-name="T28">in </text:span><text:span text:style-name="T32">enumerate</text:span><text:span text:style-name="T31">(row)</text:span><text:line-break/><text:span text:style-name="T31"> <text:s text:c="11"/>) + </text:span><text:span text:style-name="T36">f" == </text:span><text:span text:style-name="T28">{</text:span><text:span text:style-name="T32">round</text:span><text:span text:style-name="T31">(</text:span><text:span text:style-name="T32">sum</text:span><text:span text:style-name="T31">(solution[j] * a </text:span><text:span text:style-name="T28">for </text:span><text:span text:style-name="T31">j</text:span><text:span text:style-name="T28">, </text:span><text:span text:style-name="T31">a </text:span><text:span text:style-name="T28">in </text:span><text:span text:style-name="T32">enumerate</text:span><text:span text:style-name="T31">(row))</text:span><text:span text:style-name="T28">, </text:span><text:span text:style-name="T41">3</text:span><text:span text:style-name="T31">)</text:span><text:span text:style-name="T28">} {</text:span><text:span text:style-name="T31">comp_sign</text:span><text:span text:style-name="T28">} {</text:span><text:span text:style-name="T35">self</text:span><text:span text:style-name="T31">._problem.b[i]</text:span><text:span text:style-name="T28">}</text:span><text:span text:style-name="T36">"</text:span><text:span text:style-name="T31">)</text:span><text:line-break/><text:span text:style-name="T31"> <text:s text:c="7"/></text:span><text:span text:style-name="T28">return </text:span><text:span text:style-name="T31">simplex_f == calculated_f</text:span><text:line-break/><text:line-break/><text:span text:style-name="T31"> <text:s text:c="3"/></text:span><text:span text:style-name="T28">def </text:span><text:span text:style-name="T34">get_solution</text:span><text:span text:style-name="T31">(</text:span><text:span text:style-name="T35">self</text:span><text:span text:style-name="T31">) -&gt; t.List[</text:span><text:span text:style-name="T32">float</text:span><text:span text:style-name="T31">]:</text:span><text:line-break/><text:span text:style-name="T31"> <text:s text:c="7"/></text:span><text:span text:style-name="T28">return </text:span><text:span text:style-name="T31">[</text:span><text:line-break/><text:span text:style-name="T31"> <text:s text:c="11"/></text:span><text:span text:style-name="T41">0 </text:span><text:span text:style-name="T28">if </text:span><text:span text:style-name="T36">f"x</text:span><text:span text:style-name="T28">{</text:span><text:span text:style-name="T31">i</text:span><text:span text:style-name="T28">}</text:span><text:span text:style-name="T36">" </text:span><text:span text:style-name="T28">not in </text:span><text:span text:style-name="T35">self</text:span><text:span text:style-name="T31">.index </text:span><text:span text:style-name="T28">else </text:span><text:span text:style-name="T35">self</text:span><text:span text:style-name="T31">.loc[</text:span><text:span text:style-name="T36">f"x</text:span><text:span text:style-name="T28">{</text:span><text:span text:style-name="T31">i</text:span><text:span text:style-name="T28">}</text:span><text:span text:style-name="T36">"</text:span><text:span text:style-name="T28">, </text:span><text:span text:style-name="T35">self</text:span><text:span text:style-name="T31">._Si0]</text:span><text:line-break/><text:span text:style-name="T31"> <text:s text:c="11"/></text:span><text:span text:style-name="T28">for </text:span><text:span text:style-name="T31">i </text:span><text:span text:style-name="T28">in </text:span><text:span text:style-name="T32">range</text:span><text:span text:style-name="T31">(</text:span><text:span text:style-name="T41">1</text:span><text:span text:style-name="T28">, </text:span><text:span text:style-name="T32">len</text:span><text:span text:style-name="T31">(</text:span><text:span text:style-name="T35">self</text:span><text:span text:style-name="T31">))</text:span><text:line-break/><text:span text:style-name="T31"> <text:s text:c="7"/>]</text:span><text:line-break/><text:line-break/><text:span text:style-name="T31"> <text:s text:c="3"/></text:span><text:span text:style-name="T28">def </text:span><text:span text:style-name="T34">_get_self</text:span><text:span text:style-name="T31">(</text:span><text:span text:style-name="T35">self</text:span><text:span text:style-name="T28">, </text:span><text:span text:style-name="T31">make_copy: </text:span><text:span text:style-name="T32">bool</text:span><text:span text:style-name="T31">) -&gt; </text:span><text:span text:style-name="T36">'</text:span><text:span text:style-name="T37">SimplexTable</text:span><text:span text:style-name="T36">'</text:span><text:span text:style-name="T31">:</text:span><text:line-break/><text:span text:style-name="T31"> <text:s text:c="7"/></text:span><text:span text:style-name="T28">if </text:span><text:span text:style-name="T31">make_copy:</text:span><text:line-break/><text:span text:style-name="T31"> <text:s text:c="11"/></text:span><text:span text:style-name="T28">return </text:span><text:span text:style-name="T35">self</text:span><text:span text:style-name="T31">.copy()</text:span><text:line-break/><text:span text:style-name="T31"> <text:s text:c="7"/></text:span><text:span text:style-name="T28">return </text:span><text:span text:style-name="T35">sel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8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2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0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3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4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5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00ff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7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800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9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ff00ff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0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000080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4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80088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sc16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c17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fo:color="#808080"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ff00ff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7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ff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41" style:family="text" style:parent-style-name="Default_20_Paragraph_20_Font">
      <style:text-properties fo:color="#880088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3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(" style:num-suffix=")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5:28:00</meta:creation-date>
    <meta:initial-creator>Сергей Колесников</meta:initial-creator>
    <dc:language>en-GB</dc:language>
    <dc:date>2021-12-28T03:34:27.806368856</dc:date>
    <meta:editing-cycles>6</meta:editing-cycles>
    <meta:editing-duration>PT13M31S</meta:editing-duration>
    <meta:generator>LibreOffice/6.4.7.2$Linux_X86_64 LibreOffice_project/40$Build-2</meta:generator>
    <meta:document-statistic meta:table-count="7" meta:image-count="0" meta:object-count="18" meta:page-count="9" meta:paragraph-count="232" meta:word-count="1067" meta:character-count="10111" meta:non-whitespace-character-count="6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i mathvariant="italic">cx</mi>
      </mrow>
      <mi>→</mi>
      <mi mathvariant="italic">max</mi>
      <mi>,</mi>
    </mrow>
    <annotation encoding="StarMath 5.0">F = cx → max ,</annotation>
  </semantics>
</math>
</file>

<file path=Object 10/content.xml><?xml version="1.0" encoding="utf-8"?>
<math xmlns="http://www.w3.org/1998/Math/MathML" display="block">
  <semantics>
    <mrow>
      <mrow>
        <mi>F</mi>
        <mo stretchy="false">=</mo>
        <mn>3</mn>
      </mrow>
      <mrow>
        <msub>
          <mi>x</mi>
          <mn>1</mn>
        </msub>
        <mo stretchy="false">+</mo>
        <mn>5</mn>
      </mrow>
      <mrow>
        <msub>
          <mi>x</mi>
          <mn>2</mn>
        </msub>
        <mo stretchy="false">+</mo>
        <mn>7</mn>
      </mrow>
      <msub>
        <mi>x</mi>
        <mn>3</mn>
      </msub>
      <mo stretchy="false">→</mo>
      <mi mathvariant="italic">min</mi>
    </mrow>
    <annotation encoding="StarMath 5.0">F = 3 x_1 + 5 x_2 + 7 x_3 -&gt; min</annotation>
  </semantics>
</math>
</file>

<file path=Object 11/content.xml><?xml version="1.0" encoding="utf-8"?>
<math xmlns="http://www.w3.org/1998/Math/MathML" display="block">
  <semantics>
    <mrow>
      <msub>
        <mi>y</mi>
        <mi>i</mi>
      </msub>
      <mo stretchy="false">≥</mo>
      <mn>0</mn>
    </mrow>
    <annotation encoding="StarMath 5.0">y_i &gt;= 0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≥</mo>
                <mn>3</mn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n>4</mn>
                </mrow>
                <mrow>
                  <msub>
                    <mi>x</mi>
                    <mn>2</mn>
                  </msub>
                  <mo stretchy="false">+</mo>
                  <mrow>
                    <mn>1</mn>
                    <mo stretchy="false">/</mo>
                    <mn>2</mn>
                  </mrow>
                </mrow>
                <mrow>
                  <msub>
                    <mi>x</mi>
                    <mn>3</mn>
                  </msub>
                  <mo stretchy="false">≥</mo>
                  <mn>3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n>3</mn>
                </mrow>
                <mrow>
                  <msub>
                    <mi>x</mi>
                    <mn>3</mn>
                  </msub>
                  <mo stretchy="false">≥</mo>
                  <mn>7</mn>
                </mrow>
              </mrow>
            </mtd>
          </mtr>
        </mtable>
      </mrow>
    </mrow>
    <annotation encoding="StarMath 5.0">left (
stack{ 
x_1 +   x_2           &gt;= 3
#
x_1 + 4 x_2 + 1/2 x_3 &gt;= 3
#
x_1           + 3 x_3 &gt;= 7
}
right none</annotation>
  </semantics>
</math>
</file>

<file path=Object 13/content.xml><?xml version="1.0" encoding="utf-8"?>
<math xmlns="http://www.w3.org/1998/Math/MathML" display="block">
  <semantics>
    <mrow>
      <mi>b</mi>
      <mo stretchy="false">=</mo>
      <mrow>
        <mo fence="true" stretchy="false">[</mo>
        <mrow>
          <mrow>
            <mn>3</mn>
            <mi>,</mi>
            <mn>3</mn>
            <mi>,</mi>
            <mn>7</mn>
          </mrow>
        </mrow>
        <mo fence="true" stretchy="false">]</mo>
      </mrow>
    </mrow>
    <annotation encoding="StarMath 5.0">b=[ 3 , 3, 7 ]</annotation>
  </semantics>
</math>
</file>

<file path=Object 14/content.xml><?xml version="1.0" encoding="utf-8"?>
<math xmlns="http://www.w3.org/1998/Math/MathML" display="block">
  <semantics>
    <mrow>
      <mi>c</mi>
      <mo stretchy="false">=</mo>
      <mrow>
        <mo fence="true" stretchy="false">[</mo>
        <mrow>
          <mrow>
            <mn>3</mn>
            <mi>,</mi>
            <mn>5</mn>
            <mi>,</mi>
            <mn>7</mn>
          </mrow>
        </mrow>
        <mo fence="true" stretchy="false">]</mo>
      </mrow>
    </mrow>
    <annotation encoding="StarMath 5.0">c=[ 3 , 5 , 7 ]</annotation>
  </semantics>
</math>
</file>

<file path=Object 1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.5</mn>
                </mtd>
              </mtr>
              <mtr>
                <mtd>
                  <mn>3</mn>
                </mtd>
              </mtr>
            </mtable>
          </mrow>
        </mrow>
        <mo fence="true" stretchy="true">)</mo>
      </mrow>
    </mrow>
    <annotation encoding="StarMath 5.0">A= left ( stack{1  # 1 # 1} stack{1 # 4 # 0}  stack{0 # 0.5 # 3} right ) 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y</mi>
                  <mn>1</mn>
                </msub>
                <mo stretchy="false">=</mo>
                <mn>3</mn>
              </mrow>
            </mtd>
          </mtr>
          <mtr>
            <mtd>
              <mrow>
                <msub>
                  <mi>y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y</mi>
                  <mn>3</mn>
                </msub>
                <mo stretchy="false">=</mo>
                <mn>1.333</mn>
              </mrow>
            </mtd>
          </mtr>
        </mtable>
      </mrow>
    </mrow>
    <annotation encoding="StarMath 5.0">left (
	stack { 
	y_1 = 3
	#
	y_2 = 0
	#
	y_3 = 1.333	}
right none</annotation>
  </semantics>
</math>
</file>

<file path=Object 17/content.xml><?xml version="1.0" encoding="utf-8"?>
<math xmlns="http://www.w3.org/1998/Math/MathML" display="block">
  <semantics>
    <mrow>
      <mi>F</mi>
      <mo stretchy="false">=</mo>
      <mn>18.333</mn>
    </mrow>
    <annotation encoding="StarMath 5.0">F = 18.33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stretchy="false">)</mo>
        </mrow>
        <mo stretchy="false">=</mo>
        <mrow>
          <mrow>
            <mn>3</mn>
            <mo stretchy="false">∗</mo>
            <mn>3</mn>
          </mrow>
          <mo stretchy="false">+</mo>
          <mrow>
            <mn>5</mn>
            <mo stretchy="false">∗</mo>
            <mn>0</mn>
          </mrow>
          <mo stretchy="false">+</mo>
          <mrow>
            <mn>7</mn>
            <mo stretchy="false">∗</mo>
            <mn>1.333</mn>
          </mrow>
        </mrow>
        <mo stretchy="false">=</mo>
        <mn>18.333</mn>
      </mrow>
    </mrow>
    <annotation encoding="StarMath 5.0">F(x_1, x_2, x_3) = 3 * 3 + 5 * 0 + 7 * 1.333 = 18.333</annotation>
  </semantics>
</math>
</file>

<file path=Object 2/content.xml><?xml version="1.0" encoding="utf-8"?>
<math xmlns="http://www.w3.org/1998/Math/MathML" display="block">
  <semantics>
    <mrow>
      <mi mathvariant="italic">Ax</mi>
      <mi>≤</mi>
      <mi>b</mi>
      <mi>,</mi>
    </mrow>
    <annotation encoding="StarMath 5.0">Ax ≤ b ,</annotation>
  </semantics>
</math>
</file>

<file path=Object 3/content.xml><?xml version="1.0" encoding="utf-8"?>
<math xmlns="http://www.w3.org/1998/Math/MathML" display="block">
  <semantics>
    <mrow>
      <mi>x</mi>
      <mi>≥</mi>
      <mn>0.</mn>
    </mrow>
    <annotation encoding="StarMath 5.0">x ≥ 0.</annotation>
  </semantics>
</math>
</file>

<file path=Object 4/content.xml><?xml version="1.0" encoding="utf-8"?>
<math xmlns="http://www.w3.org/1998/Math/MathML" display="block">
  <semantics>
    <mrow>
      <mi>x</mi>
      <mo stretchy="false">=</mo>
      <msup>
        <mrow>
          <mo fence="true" form="prefix" stretchy="true">[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</mrow>
          </mrow>
          <mo fence="true" form="postfix" stretchy="true">]</mo>
        </mrow>
        <mi>T</mi>
      </msup>
    </mrow>
    <annotation encoding="StarMath 5.0">x = {left [{x} rsub {1} , {x} rsub {2} , {x} rsub {3} right ]} ^ {T}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o fence="true" stretchy="false">[</mo>
        <mrow>
          <mrow>
            <mn>3</mn>
            <mi>,</mi>
            <mn>3</mn>
            <mi>,</mi>
            <mn>7</mn>
          </mrow>
        </mrow>
        <mo fence="true" stretchy="false">]</mo>
      </mrow>
    </mrow>
    <annotation encoding="StarMath 5.0">c=[ 3 , 3 , 7 ]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0.5</mn>
                </mtd>
              </mtr>
            </mtable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3</mn>
                </mtd>
              </mtr>
            </mtable>
          </mrow>
        </mrow>
        <mo fence="true" stretchy="true">)</mo>
      </mrow>
    </mrow>
    <annotation encoding="StarMath 5.0">A= left ( stack{1 # 1 # 0} stack{1 # 4 # 0.5}  stack{1 # 0 # 3} right )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o fence="true" stretchy="false">[</mo>
        <mrow>
          <mrow>
            <mn>3</mn>
            <mi>,</mi>
            <mn>5</mn>
            <mi>,</mi>
            <mn>7</mn>
          </mrow>
        </mrow>
        <mo fence="true" stretchy="false">]</mo>
      </mrow>
    </mrow>
    <annotation encoding="StarMath 5.0">b=[ 3 , 5, 7 ]</annotation>
  </semantics>
</math>
</file>

<file path=Object 8/content.xml><?xml version="1.0" encoding="utf-8"?>
<math xmlns="http://www.w3.org/1998/Math/MathML" display="block">
  <semantics>
    <mrow>
      <mi>F</mi>
      <mo stretchy="false">=</mo>
      <mrow>
        <mo stretchy="false">−</mo>
        <mn>18.333</mn>
      </mrow>
    </mrow>
    <annotation encoding="StarMath 5.0">F=-18.333</annotation>
  </semantics>
</math>
</file>

<file path=Object 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n>1</mn>
                </msub>
                <mo stretchy="false">=</mo>
                <mn>0.667</mn>
              </mrow>
            </mtd>
          </mtr>
          <mtr>
            <mtd>
              <mrow>
                <msub>
                  <mi>x</mi>
                  <mn>2</mn>
                </msub>
                <mo stretchy="false">=</mo>
                <mn>0</mn>
              </mrow>
            </mtd>
          </mtr>
          <mtr>
            <mtd>
              <mrow>
                <msub>
                  <mi>x</mi>
                  <mn>3</mn>
                </msub>
                <mo stretchy="false">=</mo>
                <mn>2.333</mn>
              </mrow>
            </mtd>
          </mtr>
        </mtable>
      </mrow>
    </mrow>
    <annotation encoding="StarMath 5.0">left ( stack{
x_1 = 0.667
#
x_2 = 0
#
x_3 = 2.333
} right none</annotation>
  </semantics>
</math>
</file>